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//</text:span><text:span text:style-name="T1_2">Allyson</text:span><text:span text:style-name="T1_3"><text:s/></text:span><text:span text:style-name="T1_4">LeFebvre</text:span></text:p>
      <text:p text:style-name="P2"><text:span text:style-name="T2_1">//</text:span><text:span text:style-name="T2_2">Please</text:span><text:span text:style-name="T2_3"><text:s/></text:span><text:span text:style-name="T2_4">don</text:span><text:span text:style-name="T2_5">’</text:span><text:span text:style-name="T2_6">t</text:span><text:span text:style-name="T2_7"><text:s/></text:span><text:span text:style-name="T2_8">steal</text:span><text:span text:style-name="T2_9"><text:s/></text:span><text:span text:style-name="T2_10">it</text:span><text:span text:style-name="T2_11">,<text:s/></text:span><text:span text:style-name="T2_12">peoples</text:span><text:span text:style-name="T2_13">.<text:s/></text:span><text:span text:style-name="T2_14">I</text:span><text:span text:style-name="T2_15"><text:s/></text:span><text:span text:style-name="T2_16">worked</text:span><text:span text:style-name="T2_17"><text:s/></text:span><text:span text:style-name="T2_18">hard</text:span><text:span text:style-name="T2_19"><text:s/></text:span><text:span text:style-name="T2_20">on</text:span><text:span text:style-name="T2_21"><text:s/></text:span><text:span text:style-name="T2_22">it</text:span><text:span text:style-name="T2_23">.</text:span></text:p>
      <text:p text:style-name="P3"><text:span text:style-name="T3_1">//</text:span><text:span text:style-name="T3_2">September</text:span><text:span text:style-name="T3_3"><text:s/>16,<text:s/>2012</text:span></text:p>
      <text:p text:style-name="P4"><text:span text:style-name="T4_1">//</text:span><text:span text:style-name="T4_2">Calculator</text:span></text:p>
      <text:p text:style-name="P5"/>
      <text:p text:style-name="P6"><text:span text:style-name="T6_1">#</text:span><text:span text:style-name="T6_2">include</text:span><text:span text:style-name="T6_3"><text:s/>&lt;</text:span><text:span text:style-name="T6_4">iostream</text:span><text:span text:style-name="T6_5">&gt;//</text:span><text:span text:style-name="T6_6">Preprocessor</text:span><text:span text:style-name="T6_7"><text:s/></text:span><text:span text:style-name="T6_8">Directive</text:span><text:span text:style-name="T6_9"><text:s/>-<text:s/></text:span><text:span text:style-name="T6_10">Include</text:span><text:span text:style-name="T6_11"><text:s/></text:span><text:span text:style-name="T6_12">the</text:span><text:span text:style-name="T6_13"><text:s/></text:span><text:span text:style-name="T6_14">iostream</text:span><text:span text:style-name="T6_15"><text:s/></text:span><text:span text:style-name="T6_16">library</text:span></text:p>
      <text:p text:style-name="P7"/>
      <text:p text:style-name="P8"><text:span text:style-name="T8_1">using</text:span><text:span text:style-name="T8_2"><text:s/></text:span><text:span text:style-name="T8_3">namespace</text:span><text:span text:style-name="T8_4"><text:s/></text:span><text:span text:style-name="T8_5">std</text:span><text:span text:style-name="T8_6">;//</text:span><text:span text:style-name="T8_7">Tells</text:span><text:span text:style-name="T8_8"><text:s/></text:span><text:span text:style-name="T8_9">the</text:span><text:span text:style-name="T8_10"><text:s/></text:span><text:span text:style-name="T8_11">program</text:span><text:span text:style-name="T8_12"><text:s/></text:span><text:span text:style-name="T8_13">to</text:span><text:span text:style-name="T8_14"><text:s/></text:span><text:span text:style-name="T8_15">use</text:span><text:span text:style-name="T8_16"><text:s/></text:span><text:span text:style-name="T8_17">the</text:span><text:span text:style-name="T8_18"><text:s/></text:span><text:span text:style-name="T8_19">standard</text:span><text:span text:style-name="T8_20"><text:s/></text:span><text:span text:style-name="T8_21">namespace</text:span></text:p>
      <text:p text:style-name="P9"/>
      <text:p text:style-name="P10"><text:span text:style-name="T10_1">//</text:span><text:span text:style-name="T10_2">function</text:span><text:span text:style-name="T10_3"><text:s/></text:span><text:span text:style-name="T10_4">declarations</text:span></text:p>
      <text:p text:style-name="P11"><text:span text:style-name="T11_1">//</text:span><text:span text:style-name="T11_2">all</text:span><text:span text:style-name="T11_3"><text:s/></text:span><text:span text:style-name="T11_4">functions</text:span><text:span text:style-name="T11_5"><text:s/></text:span><text:span text:style-name="T11_6">void</text:span><text:span text:style-name="T11_7"><text:s/></text:span><text:span text:style-name="T11_8">with</text:span><text:span text:style-name="T11_9"><text:s/></text:span><text:span text:style-name="T11_10">no</text:span><text:span text:style-name="T11_11"><text:s/></text:span><text:span text:style-name="T11_12">parameters</text:span></text:p>
      <text:p text:style-name="P12"><text:span text:style-name="T12_1">void</text:span><text:span text:style-name="T12_2"><text:s/></text:span><text:span text:style-name="T12_3">displayMenu</text:span><text:span text:style-name="T12_4">();</text:span></text:p>
      <text:p text:style-name="P13"><text:span text:style-name="T13_1">void</text:span><text:span text:style-name="T13_2"><text:s/></text:span><text:span text:style-name="T13_3">add</text:span><text:span text:style-name="T13_4">();</text:span></text:p>
      <text:p text:style-name="P14"><text:span text:style-name="T14_1">void</text:span><text:span text:style-name="T14_2"><text:s/></text:span><text:span text:style-name="T14_3">subtract</text:span><text:span text:style-name="T14_4">();</text:span></text:p>
      <text:p text:style-name="P15"><text:span text:style-name="T15_1">void</text:span><text:span text:style-name="T15_2"><text:s/></text:span><text:span text:style-name="T15_3">multipy</text:span><text:span text:style-name="T15_4">();</text:span></text:p>
      <text:p text:style-name="P16"><text:span text:style-name="T16_1">void</text:span><text:span text:style-name="T16_2"><text:s/></text:span><text:span text:style-name="T16_3">division</text:span><text:span text:style-name="T16_4">();</text:span></text:p>
      <text:p text:style-name="P17"/>
      <text:p text:style-name="P18"><text:span text:style-name="T18_1">//</text:span><text:span text:style-name="T18_2">global</text:span><text:span text:style-name="T18_3"><text:s/></text:span><text:span text:style-name="T18_4">variables</text:span><text:span text:style-name="T18_5"><text:s/></text:span><text:span text:style-name="T18_6">used</text:span><text:span text:style-name="T18_7"><text:s/></text:span><text:span text:style-name="T18_8">by</text:span><text:span text:style-name="T18_9"><text:s/></text:span><text:span text:style-name="T18_10">program</text:span><text:span text:style-name="T18_11">,<text:s/></text:span><text:span text:style-name="T18_12">regardless</text:span><text:span text:style-name="T18_13"><text:s/></text:span><text:span text:style-name="T18_14">of</text:span><text:span text:style-name="T18_15"><text:s/></text:span><text:span text:style-name="T18_16">which</text:span><text:span text:style-name="T18_17"><text:s/></text:span><text:span text:style-name="T18_18">function</text:span></text:p>
      <text:p text:style-name="P19"><text:span text:style-name="T19_1">const</text:span><text:span text:style-name="T19_2"><text:s/></text:span><text:span text:style-name="T19_3">double</text:span><text:span text:style-name="T19_4"><text:s/></text:span><text:span text:style-name="T19_5">pi</text:span><text:span text:style-name="T19_6"><text:s/>=<text:s/>3.14159265359;<text:s/>//</text:span><text:span text:style-name="T19_7">sets</text:span><text:span text:style-name="T19_8"><text:s/></text:span><text:span text:style-name="T19_9">the</text:span><text:span text:style-name="T19_10"><text:s/></text:span><text:span text:style-name="T19_11">value</text:span><text:span text:style-name="T19_12"><text:s/></text:span><text:span text:style-name="T19_13">of</text:span><text:span text:style-name="T19_14"><text:s/></text:span><text:span text:style-name="T19_15">pi</text:span><text:span text:style-name="T19_16"><text:s/></text:span><text:span text:style-name="T19_17">used</text:span><text:span text:style-name="T19_18"><text:s/></text:span><text:span text:style-name="T19_19">by</text:span><text:span text:style-name="T19_20"><text:s/></text:span><text:span text:style-name="T19_21">the</text:span><text:span text:style-name="T19_22"><text:s/></text:span><text:span text:style-name="T19_23">caluculator</text:span></text:p>
      <text:p text:style-name="P20"><text:span text:style-name="T20_1">char</text:span><text:span text:style-name="T20_2"><text:s/></text:span><text:span text:style-name="T20_3">b</text:span><text:span text:style-name="T20_4"><text:s/>=<text:s/>'</text:span><text:span text:style-name="T20_5">Y</text:span><text:span text:style-name="T20_6">';<text:s/>//</text:span><text:span text:style-name="T20_7">used</text:span><text:span text:style-name="T20_8"><text:s/></text:span><text:span text:style-name="T20_9">in</text:span><text:span text:style-name="T20_10"><text:s/></text:span><text:span text:style-name="T20_11">do</text:span><text:span text:style-name="T20_12">-</text:span><text:span text:style-name="T20_13">while</text:span><text:span text:style-name="T20_14"><text:s/></text:span><text:span text:style-name="T20_15">loops</text:span><text:span text:style-name="T20_16"><text:s/></text:span><text:span text:style-name="T20_17">throughout</text:span><text:span text:style-name="T20_18"><text:s/></text:span><text:span text:style-name="T20_19">program</text:span></text:p>
      <text:p text:style-name="P21"/>
      <text:p text:style-name="P22"><text:span text:style-name="T22_1">int</text:span><text:span text:style-name="T22_2"><text:s/></text:span><text:span text:style-name="T22_3">main</text:span><text:span text:style-name="T22_4">()</text:span></text:p>
      <text:p text:style-name="P23"><text:span text:style-name="T23_1">{</text:span></text:p>
      <text:p text:style-name="P24"><text:span text:style-name="T24_1"><text:s text:c="4"/></text:span><text:span text:style-name="T24_2">char</text:span><text:span text:style-name="T24_3"><text:s/></text:span><text:span text:style-name="T24_4">a</text:span><text:span text:style-name="T24_5"><text:s/>=<text:s/>'</text:span><text:span text:style-name="T24_6">M</text:span><text:span text:style-name="T24_7">';<text:s/>//</text:span><text:span text:style-name="T24_8">declares</text:span><text:span text:style-name="T24_9"><text:s/></text:span><text:span text:style-name="T24_10">and</text:span><text:span text:style-name="T24_11"><text:s/></text:span><text:span text:style-name="T24_12">initalizes</text:span><text:span text:style-name="T24_13"><text:s/></text:span><text:span text:style-name="T24_14">character</text:span><text:span text:style-name="T24_15"><text:s/></text:span><text:span text:style-name="T24_16">variable</text:span><text:span text:style-name="T24_17"><text:s/></text:span><text:span text:style-name="T24_18">a</text:span><text:span text:style-name="T24_19"><text:s/></text:span><text:span text:style-name="T24_20">to</text:span><text:span text:style-name="T24_21"><text:s/>'</text:span><text:span text:style-name="T24_22">M</text:span><text:span text:style-name="T24_23">'<text:s/></text:span><text:span text:style-name="T24_24">for</text:span><text:span text:style-name="T24_25"><text:s/></text:span><text:span text:style-name="T24_26">use</text:span><text:span text:style-name="T24_27"><text:s/></text:span><text:span text:style-name="T24_28">in</text:span><text:span text:style-name="T24_29"><text:s/></text:span><text:span text:style-name="T24_30">menu</text:span><text:span text:style-name="T24_31">'</text:span><text:span text:style-name="T24_32">s</text:span><text:span text:style-name="T24_33"><text:s/></text:span><text:span text:style-name="T24_34">loop</text:span></text:p>
      <text:p text:style-name="P25"/>
      <text:p text:style-name="P26"><text:span text:style-name="T26_1"><text:s text:c="4"/></text:span><text:span text:style-name="T26_2">int</text:span><text:span text:style-name="T26_3"><text:s/></text:span><text:span text:style-name="T26_4">deci</text:span><text:span text:style-name="T26_5">;<text:s/>//</text:span><text:span text:style-name="T26_6">integer</text:span><text:span text:style-name="T26_7"><text:s/></text:span><text:span text:style-name="T26_8">variable</text:span><text:span text:style-name="T26_9"><text:s/></text:span><text:span text:style-name="T26_10">used</text:span><text:span text:style-name="T26_11"><text:s/></text:span><text:span text:style-name="T26_12">to</text:span><text:span text:style-name="T26_13"><text:s/></text:span><text:span text:style-name="T26_14">decide</text:span><text:span text:style-name="T26_15"><text:s/></text:span><text:span text:style-name="T26_16">how</text:span><text:span text:style-name="T26_17"><text:s/></text:span><text:span text:style-name="T26_18">many</text:span><text:span text:style-name="T26_19"><text:s/></text:span><text:span text:style-name="T26_20">numbers</text:span><text:span text:style-name="T26_21"><text:s/></text:span><text:span text:style-name="T26_22">will</text:span><text:span text:style-name="T26_23"><text:s/></text:span><text:span text:style-name="T26_24">appear</text:span><text:span text:style-name="T26_25"><text:s/></text:span><text:span text:style-name="T26_26">after</text:span><text:span text:style-name="T26_27"><text:s/></text:span><text:span text:style-name="T26_28">the</text:span><text:span text:style-name="T26_29"><text:s/></text:span><text:span text:style-name="T26_30">decimal</text:span><text:span text:style-name="T26_31"><text:s/></text:span><text:span text:style-name="T26_32">point</text:span><text:span text:style-name="T26_33"><text:s/></text:span><text:span text:style-name="T26_34">for</text:span><text:span text:style-name="T26_35"><text:s/></text:span><text:span text:style-name="T26_36">answers</text:span></text:p>
      <text:p text:style-name="P27"/>
      <text:p text:style-name="P28"><text:span text:style-name="T28_1"><text:s text:c="4"/></text:span><text:span text:style-name="T28_2">cout</text:span><text:span text:style-name="T28_3"><text:s/>&lt;&lt;<text:s/>"</text:span><text:span text:style-name="T28_4">How</text:span><text:span text:style-name="T28_5"><text:s/></text:span><text:span text:style-name="T28_6">many</text:span><text:span text:style-name="T28_7"><text:s/></text:span><text:span text:style-name="T28_8">decimal</text:span><text:span text:style-name="T28_9"><text:s/></text:span><text:span text:style-name="T28_10">places</text:span><text:span text:style-name="T28_11"><text:s/></text:span><text:span text:style-name="T28_12">would</text:span><text:span text:style-name="T28_13"><text:s/></text:span><text:span text:style-name="T28_14">you</text:span><text:span text:style-name="T28_15"><text:s/></text:span><text:span text:style-name="T28_16">like</text:span><text:span text:style-name="T28_17"><text:s/></text:span><text:span text:style-name="T28_18">to</text:span><text:span text:style-name="T28_19"><text:s/></text:span><text:span text:style-name="T28_20">show</text:span><text:span text:style-name="T28_21"><text:s/></text:span><text:span text:style-name="T28_22">in</text:span><text:span text:style-name="T28_23"><text:s/></text:span><text:span text:style-name="T28_24">your</text:span><text:span text:style-name="T28_25"><text:s/></text:span><text:span text:style-name="T28_26">answers</text:span><text:span text:style-name="T28_27">?<text:s/>(</text:span><text:span text:style-name="T28_28">Up</text:span><text:span text:style-name="T28_29"><text:s/></text:span><text:span text:style-name="T28_30">to</text:span><text:span text:style-name="T28_31"><text:s/>10)\</text:span><text:span text:style-name="T28_32">n</text:span><text:span text:style-name="T28_33">";<text:s/>//</text:span><text:span text:style-name="T28_34">prompts</text:span><text:span text:style-name="T28_35"><text:s/></text:span><text:span text:style-name="T28_36">the</text:span><text:span text:style-name="T28_37"><text:s/></text:span><text:span text:style-name="T28_38">user</text:span></text:p>
      <text:p text:style-name="P29"><text:span text:style-name="T29_1"><text:s text:c="4"/></text:span><text:span text:style-name="T29_2">cin</text:span><text:span text:style-name="T29_3"><text:s/>&gt;&gt;<text:s/></text:span><text:span text:style-name="T29_4">deci</text:span><text:span text:style-name="T29_5">;<text:s/>//</text:span><text:span text:style-name="T29_6">takes</text:span><text:span text:style-name="T29_7"><text:s/></text:span><text:span text:style-name="T29_8">input</text:span><text:span text:style-name="T29_9"><text:s/></text:span><text:span text:style-name="T29_10">from</text:span><text:span text:style-name="T29_11"><text:s/></text:span><text:span text:style-name="T29_12">the</text:span><text:span text:style-name="T29_13"><text:s/></text:span><text:span text:style-name="T29_14">user</text:span></text:p>
      <text:p text:style-name="P30"/>
      <text:p text:style-name="P31"><text:span text:style-name="T31_1"><text:s text:c="4"/></text:span><text:span text:style-name="T31_2">if</text:span><text:span text:style-name="T31_3"><text:s/>(</text:span><text:span text:style-name="T31_4">deci</text:span><text:span text:style-name="T31_5"><text:s/>&gt;<text:s/>10)<text:s/>//</text:span><text:span text:style-name="T31_6">checks</text:span><text:span text:style-name="T31_7"><text:s/></text:span><text:span text:style-name="T31_8">if</text:span><text:span text:style-name="T31_9"><text:s/></text:span><text:span text:style-name="T31_10">the</text:span><text:span text:style-name="T31_11"><text:s/></text:span><text:span text:style-name="T31_12">input</text:span><text:span text:style-name="T31_13"><text:s/></text:span><text:span text:style-name="T31_14">is</text:span><text:span text:style-name="T31_15"><text:s/></text:span><text:span text:style-name="T31_16">larger</text:span><text:span text:style-name="T31_17"><text:s/></text:span><text:span text:style-name="T31_18">than</text:span><text:span text:style-name="T31_19"><text:s/>10</text:span></text:p>
      <text:p text:style-name="P32"><text:span text:style-name="T32_1"><text:s text:c="8"/></text:span><text:span text:style-name="T32_2">deci</text:span><text:span text:style-name="T32_3"><text:s/>=<text:s/>10;<text:s/>//</text:span><text:span text:style-name="T32_4">if</text:span><text:span text:style-name="T32_5"><text:s/></text:span><text:span text:style-name="T32_6">input</text:span><text:span text:style-name="T32_7"><text:s/></text:span><text:span text:style-name="T32_8">is</text:span><text:span text:style-name="T32_9"><text:s/></text:span><text:span text:style-name="T32_10">larger</text:span><text:span text:style-name="T32_11"><text:s/></text:span><text:span text:style-name="T32_12">than</text:span><text:span text:style-name="T32_13"><text:s/>10,<text:s/></text:span><text:span text:style-name="T32_14">it</text:span><text:span text:style-name="T32_15"><text:s/></text:span><text:span text:style-name="T32_16">is</text:span><text:span text:style-name="T32_17"><text:s/></text:span><text:span text:style-name="T32_18">set</text:span><text:span text:style-name="T32_19"><text:s/></text:span><text:span text:style-name="T32_20">to</text:span><text:span text:style-name="T32_21"><text:s/>10</text:span></text:p>
      <text:p text:style-name="P33"/>
      <text:p text:style-name="P34"><text:span text:style-name="T34_1"><text:s text:c="4"/></text:span><text:span text:style-name="T34_2">cout</text:span><text:span text:style-name="T34_3">.</text:span><text:span text:style-name="T34_4">precision</text:span><text:span text:style-name="T34_5">(</text:span><text:span text:style-name="T34_6">deci</text:span><text:span text:style-name="T34_7">);</text:span></text:p>
      <text:p text:style-name="P35"/>
      <text:p text:style-name="P36"><text:span text:style-name="T36_1"><text:s text:c="4"/></text:span><text:span text:style-name="T36_2">do</text:span><text:span text:style-name="T36_3">{<text:s/>//</text:span><text:span text:style-name="T36_4">starts</text:span><text:span text:style-name="T36_5"><text:s/></text:span><text:span text:style-name="T36_6">a</text:span><text:span text:style-name="T36_7"><text:s/></text:span><text:span text:style-name="T36_8">do</text:span><text:span text:style-name="T36_9">-</text:span><text:span text:style-name="T36_10">while</text:span><text:span text:style-name="T36_11"><text:s/></text:span><text:span text:style-name="T36_12">loop</text:span></text:p>
      <text:p text:style-name="P37"><text:span text:style-name="T37_1"><text:s text:c="4"/></text:span><text:span text:style-name="T37_2">int</text:span><text:span text:style-name="T37_3"><text:s/></text:span><text:span text:style-name="T37_4">choice</text:span><text:span text:style-name="T37_5">;<text:s/>//</text:span><text:span text:style-name="T37_6">integer</text:span><text:span text:style-name="T37_7"><text:s/></text:span><text:span text:style-name="T37_8">variable</text:span><text:span text:style-name="T37_9"><text:s/></text:span><text:span text:style-name="T37_10">that</text:span><text:span text:style-name="T37_11"><text:s/></text:span><text:span text:style-name="T37_12">allows</text:span><text:span text:style-name="T37_13"><text:s/></text:span><text:span text:style-name="T37_14">users</text:span><text:span text:style-name="T37_15"><text:s/></text:span><text:span text:style-name="T37_16">to</text:span><text:span text:style-name="T37_17"><text:s/></text:span><text:span text:style-name="T37_18">pick</text:span><text:span text:style-name="T37_19"><text:s/></text:span><text:span text:style-name="T37_20">from</text:span><text:span text:style-name="T37_21"><text:s/></text:span><text:span text:style-name="T37_22">a</text:span><text:span text:style-name="T37_23"><text:s/></text:span><text:span text:style-name="T37_24">menu</text:span><text:span text:style-name="T37_25"><text:s/></text:span><text:span text:style-name="T37_26">shown</text:span><text:span text:style-name="T37_27"><text:s/></text:span><text:span text:style-name="T37_28">on</text:span><text:span text:style-name="T37_29"><text:s/></text:span><text:span text:style-name="T37_30">screen</text:span></text:p>
      <text:p text:style-name="P38"/>
      <text:p text:style-name="P39"><text:span text:style-name="T39_1"><text:s text:c="4"/></text:span><text:span text:style-name="T39_2">displayMenu</text:span><text:span text:style-name="T39_3">();<text:s/>//</text:span><text:span text:style-name="T39_4">calls</text:span><text:span text:style-name="T39_5"><text:s/></text:span><text:span text:style-name="T39_6">and</text:span><text:span text:style-name="T39_7"><text:s/></text:span><text:span text:style-name="T39_8">runs</text:span><text:span text:style-name="T39_9"><text:s/></text:span><text:span text:style-name="T39_10">the</text:span><text:span text:style-name="T39_11"><text:s/></text:span><text:span text:style-name="T39_12">function</text:span><text:span text:style-name="T39_13"><text:s/></text:span><text:span text:style-name="T39_14">titled</text:span><text:span text:style-name="T39_15"><text:s/></text:span><text:span text:style-name="T39_16">displayMenu</text:span><text:span text:style-name="T39_17">()</text:span></text:p>
      <text:p text:style-name="P40"/>
      <text:p text:style-name="P41"><text:span text:style-name="T41_1"><text:s text:c="4"/></text:span><text:span text:style-name="T41_2">cout</text:span><text:span text:style-name="T41_3"><text:s/>&lt;&lt;<text:s/>"</text:span><text:span text:style-name="T41_4">What</text:span><text:span text:style-name="T41_5"><text:s/></text:span><text:span text:style-name="T41_6">would</text:span><text:span text:style-name="T41_7"><text:s/></text:span><text:span text:style-name="T41_8">you</text:span><text:span text:style-name="T41_9"><text:s/></text:span><text:span text:style-name="T41_10">like</text:span><text:span text:style-name="T41_11"><text:s/></text:span><text:span text:style-name="T41_12">to</text:span><text:span text:style-name="T41_13"><text:s/></text:span><text:span text:style-name="T41_14">do</text:span><text:span text:style-name="T41_15">?\</text:span><text:span text:style-name="T41_16">t</text:span><text:span text:style-name="T41_17">";<text:s/>//</text:span><text:span text:style-name="T41_18">prompts</text:span><text:span text:style-name="T41_19"><text:s/></text:span><text:span text:style-name="T41_20">the</text:span><text:span text:style-name="T41_21"><text:s/></text:span><text:span text:style-name="T41_22">user</text:span></text:p>
      <text:p text:style-name="P42"><text:span text:style-name="T42_1"><text:s text:c="4"/></text:span><text:span text:style-name="T42_2">cin</text:span><text:span text:style-name="T42_3"><text:s/>&gt;&gt;<text:s/></text:span><text:span text:style-name="T42_4">choice</text:span><text:span text:style-name="T42_5">;<text:s/>//</text:span><text:span text:style-name="T42_6">takes</text:span><text:span text:style-name="T42_7"><text:s/></text:span><text:span text:style-name="T42_8">input</text:span><text:span text:style-name="T42_9"><text:s/></text:span><text:span text:style-name="T42_10">from</text:span><text:span text:style-name="T42_11"><text:s/></text:span><text:span text:style-name="T42_12">the</text:span><text:span text:style-name="T42_13"><text:s/></text:span><text:span text:style-name="T42_14">user</text:span></text:p>
      <text:p text:style-name="P43"><text:span text:style-name="T43_1"><text:s text:c="4"/></text:span><text:span text:style-name="T43_2">cout</text:span><text:span text:style-name="T43_3"><text:s/>&lt;&lt;<text:s/></text:span><text:span text:style-name="T43_4">endl</text:span><text:span text:style-name="T43_5">;<text:s/>//</text:span><text:span text:style-name="T43_6">outputs</text:span><text:span text:style-name="T43_7"><text:s/></text:span><text:span text:style-name="T43_8">an</text:span><text:span text:style-name="T43_9"><text:s/></text:span><text:span text:style-name="T43_10">endline</text:span><text:span text:style-name="T43_11"><text:s/></text:span><text:span text:style-name="T43_12">for</text:span><text:span text:style-name="T43_13"><text:s/></text:span><text:span text:style-name="T43_14">readability</text:span></text:p>
      <text:p text:style-name="P44"/>
      <text:p text:style-name="P45"><text:span text:style-name="T45_1"><text:s text:c="4"/></text:span><text:span text:style-name="T45_2">switch</text:span><text:span text:style-name="T45_3"><text:s/>(</text:span><text:span text:style-name="T45_4">choice</text:span><text:span text:style-name="T45_5">)<text:s/>//</text:span><text:span text:style-name="T45_6">variable</text:span><text:span text:style-name="T45_7"><text:s/>'</text:span><text:span text:style-name="T45_8">choice</text:span><text:span text:style-name="T45_9">'<text:s/></text:span><text:span text:style-name="T45_10">is</text:span><text:span text:style-name="T45_11"><text:s/></text:span><text:span text:style-name="T45_12">used</text:span><text:span text:style-name="T45_13"><text:s/></text:span><text:span text:style-name="T45_14">by</text:span><text:span text:style-name="T45_15"><text:s/></text:span><text:span text:style-name="T45_16">switch</text:span><text:span text:style-name="T45_17"><text:s/></text:span><text:span text:style-name="T45_18">statement</text:span><text:span text:style-name="T45_19">;<text:s/></text:span><text:span text:style-name="T45_20">case</text:span><text:span text:style-name="T45_21"><text:s/></text:span><text:span text:style-name="T45_22">is</text:span><text:span text:style-name="T45_23"><text:s/></text:span><text:span text:style-name="T45_24">picked</text:span><text:span text:style-name="T45_25"><text:s/></text:span><text:span text:style-name="T45_26">based</text:span><text:span text:style-name="T45_27"><text:s/></text:span><text:span text:style-name="T45_28">on</text:span><text:span text:style-name="T45_29"><text:s/></text:span><text:span text:style-name="T45_30">the</text:span><text:span text:style-name="T45_31"><text:s/></text:span><text:span text:style-name="T45_32">user</text:span><text:span text:style-name="T45_33"><text:s/></text:span><text:span text:style-name="T45_34">input</text:span><text:span text:style-name="T45_35"><text:s/></text:span><text:span text:style-name="T45_36">stored</text:span><text:span text:style-name="T45_37"><text:s/></text:span><text:span text:style-name="T45_38">in</text:span><text:span text:style-name="T45_39"><text:s/></text:span><text:span text:style-name="T45_40">choice</text:span></text:p>
      <text:p text:style-name="P46"><text:span text:style-name="T46_1"><text:s text:c="4"/>{<text:s/>//</text:span><text:span text:style-name="T46_2">start</text:span><text:span text:style-name="T46_3"><text:s/></text:span><text:span text:style-name="T46_4">case</text:span><text:span text:style-name="T46_5"><text:s/></text:span><text:span text:style-name="T46_6">list</text:span></text:p>
      <text:p text:style-name="P47"><text:span text:style-name="T47_1"><text:s text:c="8"/></text:span><text:span text:style-name="T47_2">case</text:span><text:span text:style-name="T47_3"><text:s/>1:<text:s/>//</text:span><text:span text:style-name="T47_4">if</text:span><text:span text:style-name="T47_5"><text:s/></text:span><text:span text:style-name="T47_6">user</text:span><text:span text:style-name="T47_7"><text:s/></text:span><text:span text:style-name="T47_8">inputs</text:span><text:span text:style-name="T47_9"><text:s/>1<text:s/></text:span><text:span text:style-name="T47_10">this</text:span><text:span text:style-name="T47_11"><text:s/></text:span><text:span text:style-name="T47_12">case</text:span><text:span text:style-name="T47_13"><text:s/></text:span><text:span text:style-name="T47_14">is</text:span><text:span text:style-name="T47_15"><text:s/></text:span><text:span text:style-name="T47_16">executed</text:span></text:p>
      <text:p text:style-name="P48"><text:span text:style-name="T48_1"><text:s text:c="12"/></text:span><text:span text:style-name="T48_2">add</text:span><text:span text:style-name="T48_3">();<text:s/>//</text:span><text:span text:style-name="T48_4">call</text:span><text:span text:style-name="T48_5"><text:s/></text:span><text:span text:style-name="T48_6">to</text:span><text:span text:style-name="T48_7"><text:s/></text:span><text:span text:style-name="T48_8">function</text:span><text:span text:style-name="T48_9"><text:s/>'</text:span><text:span text:style-name="T48_10">addition</text:span><text:span text:style-name="T48_11">'</text:span></text:p>
      <text:p text:style-name="P49"><text:span text:style-name="T49_1"><text:s text:c="8"/></text:span><text:span text:style-name="T49_2">break</text:span><text:span text:style-name="T49_3">;<text:s/>//</text:span><text:span text:style-name="T49_4">break</text:span><text:span text:style-name="T49_5"><text:s/></text:span><text:span text:style-name="T49_6">statement</text:span><text:span text:style-name="T49_7">;<text:s/></text:span><text:span text:style-name="T49_8">end</text:span><text:span text:style-name="T49_9"><text:s/></text:span><text:span text:style-name="T49_10">of</text:span><text:span text:style-name="T49_11"><text:s/></text:span><text:span text:style-name="T49_12">switch</text:span><text:span text:style-name="T49_13"><text:s/></text:span><text:span text:style-name="T49_14">statement</text:span></text:p>
      <text:p text:style-name="P50"/>
      <text:p text:style-name="P51"><text:span text:style-name="T51_1"><text:s text:c="8"/></text:span><text:span text:style-name="T51_2">case</text:span><text:span text:style-name="T51_3"><text:s/>2:<text:s/>//</text:span><text:span text:style-name="T51_4">if</text:span><text:span text:style-name="T51_5"><text:s/></text:span><text:span text:style-name="T51_6">user</text:span><text:span text:style-name="T51_7"><text:s/></text:span><text:span text:style-name="T51_8">inputs</text:span><text:span text:style-name="T51_9"><text:s/>2<text:s/></text:span><text:span text:style-name="T51_10">this</text:span><text:span text:style-name="T51_11"><text:s/></text:span><text:span text:style-name="T51_12">case</text:span><text:span text:style-name="T51_13"><text:s/></text:span><text:span text:style-name="T51_14">is</text:span><text:span text:style-name="T51_15"><text:s/></text:span><text:span text:style-name="T51_16">executed</text:span></text:p>
      <text:p text:style-name="P52"><text:span text:style-name="T52_1"><text:s text:c="12"/></text:span><text:span text:style-name="T52_2">subtract</text:span><text:span text:style-name="T52_3">();<text:s/>//</text:span><text:span text:style-name="T52_4">call</text:span><text:span text:style-name="T52_5"><text:s/></text:span><text:span text:style-name="T52_6">to</text:span><text:span text:style-name="T52_7"><text:s/></text:span><text:span text:style-name="T52_8">function</text:span><text:span text:style-name="T52_9"><text:s/>'</text:span><text:span text:style-name="T52_10">subtraction</text:span><text:span text:style-name="T52_11">'</text:span></text:p>
      <text:p text:style-name="P53"><text:span text:style-name="T53_1"><text:s text:c="8"/></text:span><text:span text:style-name="T53_2">break</text:span><text:span text:style-name="T53_3">;<text:s/>//</text:span><text:span text:style-name="T53_4">break</text:span><text:span text:style-name="T53_5"><text:s/></text:span><text:span text:style-name="T53_6">statement</text:span></text:p>
      <text:p text:style-name="P54"/>
      <text:p text:style-name="P55"><text:span text:style-name="T55_1"><text:s text:c="8"/></text:span><text:span text:style-name="T55_2">case</text:span><text:span text:style-name="T55_3"><text:s/>3:<text:s/>//</text:span><text:span text:style-name="T55_4">if</text:span><text:span text:style-name="T55_5"><text:s/></text:span><text:span text:style-name="T55_6">user</text:span><text:span text:style-name="T55_7"><text:s/></text:span><text:span text:style-name="T55_8">inputs</text:span><text:span text:style-name="T55_9"><text:s/>3<text:s/></text:span><text:span text:style-name="T55_10">this</text:span><text:span text:style-name="T55_11"><text:s/></text:span><text:span text:style-name="T55_12">case</text:span><text:span text:style-name="T55_13"><text:s/></text:span><text:span text:style-name="T55_14">is</text:span><text:span text:style-name="T55_15"><text:s/></text:span><text:span text:style-name="T55_16">executed</text:span></text:p>
      <text:p text:style-name="P56"><text:span text:style-name="T56_1"><text:s text:c="12"/></text:span><text:span text:style-name="T56_2">multipy</text:span><text:span text:style-name="T56_3">();<text:s/>//</text:span><text:span text:style-name="T56_4">call</text:span><text:span text:style-name="T56_5"><text:s/></text:span><text:span text:style-name="T56_6">to</text:span><text:span text:style-name="T56_7"><text:s/></text:span><text:span text:style-name="T56_8">function</text:span><text:span text:style-name="T56_9"><text:s/>'</text:span><text:span text:style-name="T56_10">multiplication</text:span><text:span text:style-name="T56_11">'</text:span></text:p>
      <text:p text:style-name="P57"><text:span text:style-name="T57_1"><text:s text:c="8"/></text:span><text:span text:style-name="T57_2">break</text:span><text:span text:style-name="T57_3">;<text:s/>//</text:span><text:span text:style-name="T57_4">break</text:span></text:p>
      <text:p text:style-name="P58"/>
      <text:p text:style-name="P59"><text:span text:style-name="T59_1"><text:s text:c="8"/></text:span><text:span text:style-name="T59_2">case</text:span><text:span text:style-name="T59_3"><text:s/>4:<text:s/>//</text:span><text:span text:style-name="T59_4">if</text:span><text:span text:style-name="T59_5"><text:s/></text:span><text:span text:style-name="T59_6">user</text:span><text:span text:style-name="T59_7"><text:s/></text:span><text:span text:style-name="T59_8">inputs</text:span><text:span text:style-name="T59_9"><text:s/>4</text:span></text:p>
      <text:p text:style-name="P60"><text:span text:style-name="T60_1"><text:s text:c="12"/></text:span><text:span text:style-name="T60_2">division</text:span><text:span text:style-name="T60_3">();<text:s/>//</text:span><text:span text:style-name="T60_4">call</text:span><text:span text:style-name="T60_5"><text:s/></text:span><text:span text:style-name="T60_6">to</text:span><text:span text:style-name="T60_7"><text:s/></text:span><text:span text:style-name="T60_8">function</text:span><text:span text:style-name="T60_9"><text:s/>'</text:span><text:span text:style-name="T60_10">division</text:span><text:span text:style-name="T60_11">'</text:span></text:p>
      <text:p text:style-name="P61"><text:span text:style-name="T61_1"><text:s text:c="8"/></text:span><text:span text:style-name="T61_2">break</text:span><text:span text:style-name="T61_3">;<text:s/>//</text:span><text:span text:style-name="T61_4">break</text:span></text:p>
      <text:p text:style-name="P62"/>
      <text:p text:style-name="P63"><text:span text:style-name="T63_1"><text:s text:c="8"/></text:span><text:span text:style-name="T63_2">case</text:span><text:span text:style-name="T63_3"><text:s/>99:<text:s/>//</text:span><text:span text:style-name="T63_4">if</text:span><text:span text:style-name="T63_5"><text:s/></text:span><text:span text:style-name="T63_6">user</text:span><text:span text:style-name="T63_7"><text:s/></text:span><text:span text:style-name="T63_8">input</text:span><text:span text:style-name="T63_9"><text:s/></text:span><text:span text:style-name="T63_10">is</text:span><text:span text:style-name="T63_11"><text:s/>99</text:span></text:p>
      <text:p text:style-name="P64"><text:span text:style-name="T64_1"><text:s text:c="12"/>//</text:span><text:span text:style-name="T64_2">end</text:span><text:span text:style-name="T64_3"><text:s/></text:span><text:span text:style-name="T64_4">program</text:span></text:p>
      <text:p text:style-name="P65"><text:span text:style-name="T65_1"><text:s text:c="8"/></text:span><text:span text:style-name="T65_2">break</text:span><text:span text:style-name="T65_3">;<text:s/>//</text:span><text:span text:style-name="T65_4">break</text:span><text:span text:style-name="T65_5"><text:s/></text:span><text:span text:style-name="T65_6">statement</text:span></text:p>
      <text:p text:style-name="P66"/>
      <text:p text:style-name="P67"><text:span text:style-name="T67_1"><text:s text:c="8"/></text:span><text:span text:style-name="T67_2">default</text:span><text:span text:style-name="T67_3">:<text:s/>//</text:span><text:span text:style-name="T67_4">if</text:span><text:span text:style-name="T67_5"><text:s/></text:span><text:span text:style-name="T67_6">user</text:span><text:span text:style-name="T67_7"><text:s/></text:span><text:span text:style-name="T67_8">input</text:span><text:span text:style-name="T67_9"><text:s/></text:span><text:span text:style-name="T67_10">is</text:span><text:span text:style-name="T67_11"><text:s/></text:span><text:span text:style-name="T67_12">not</text:span><text:span text:style-name="T67_13"><text:s/></text:span><text:span text:style-name="T67_14">found</text:span><text:span text:style-name="T67_15"><text:s/></text:span><text:span text:style-name="T67_16">as</text:span><text:span text:style-name="T67_17"><text:s/></text:span><text:span text:style-name="T67_18">case</text:span><text:span text:style-name="T67_19"><text:s/></text:span><text:span text:style-name="T67_20">statement</text:span><text:span text:style-name="T67_21"><text:s/></text:span><text:span text:style-name="T67_22">above</text:span></text:p>
      <text:p text:style-name="P68"><text:span text:style-name="T68_1"><text:s text:c="12"/></text:span><text:span text:style-name="T68_2">cout</text:span><text:span text:style-name="T68_3"><text:s/>&lt;&lt;<text:s/>"</text:span><text:span text:style-name="T68_4">That</text:span><text:span text:style-name="T68_5"><text:s/></text:span><text:span text:style-name="T68_6">is</text:span><text:span text:style-name="T68_7"><text:s/></text:span><text:span text:style-name="T68_8">not</text:span><text:span text:style-name="T68_9"><text:s/></text:span><text:span text:style-name="T68_10">a</text:span><text:span text:style-name="T68_11"><text:s/></text:span><text:span text:style-name="T68_12">valid</text:span><text:span text:style-name="T68_13"><text:s/></text:span><text:span text:style-name="T68_14">option</text:span><text:span text:style-name="T68_15">.\</text:span><text:span text:style-name="T68_16">n</text:span><text:span text:style-name="T68_17">\</text:span><text:span text:style-name="T68_18">n</text:span><text:span text:style-name="T68_19">";<text:s/>//</text:span><text:span text:style-name="T68_20">outputs</text:span><text:span text:style-name="T68_21"><text:s/></text:span><text:span text:style-name="T68_22">text</text:span><text:span text:style-name="T68_23"><text:s/></text:span><text:span text:style-name="T68_24">in</text:span><text:span text:style-name="T68_25"><text:s/>""<text:s/></text:span><text:span text:style-name="T68_26">to</text:span><text:span text:style-name="T68_27"><text:s/></text:span><text:span text:style-name="T68_28">screen</text:span></text:p>
      <text:p text:style-name="P69"><text:span text:style-name="T69_1"><text:s text:c="8"/></text:span><text:span text:style-name="T69_2">break</text:span><text:span text:style-name="T69_3">;<text:s/>//</text:span><text:span text:style-name="T69_4">break</text:span></text:p>
      <text:p text:style-name="P70"><text:span text:style-name="T70_1"><text:s text:c="4"/>}<text:s/>//</text:span><text:span text:style-name="T70_2">end</text:span><text:span text:style-name="T70_3"><text:s/></text:span><text:span text:style-name="T70_4">case</text:span><text:span text:style-name="T70_5"><text:s/></text:span><text:span text:style-name="T70_6">list</text:span></text:p>
      <text:p text:style-name="P71"/>
      <text:p text:style-name="P72"><text:span text:style-name="T72_1"><text:s text:c="4"/></text:span><text:span text:style-name="T72_2">cout</text:span><text:span text:style-name="T72_3"><text:s/>&lt;&lt;<text:s/>"</text:span><text:span text:style-name="T72_4">Press</text:span><text:span text:style-name="T72_5"><text:s/></text:span><text:span text:style-name="T72_6">M</text:span><text:span text:style-name="T72_7"><text:s/></text:span><text:span text:style-name="T72_8">to</text:span><text:span text:style-name="T72_9"><text:s/></text:span><text:span text:style-name="T72_10">return</text:span><text:span text:style-name="T72_11"><text:s/></text:span><text:span text:style-name="T72_12">to</text:span><text:span text:style-name="T72_13"><text:s/></text:span><text:span text:style-name="T72_14">the</text:span><text:span text:style-name="T72_15"><text:s/></text:span><text:span text:style-name="T72_16">main</text:span><text:span text:style-name="T72_17"><text:s/></text:span><text:span text:style-name="T72_18">menu</text:span><text:span text:style-name="T72_19">.<text:s/></text:span><text:span text:style-name="T72_20">Press</text:span><text:span text:style-name="T72_21"><text:s/></text:span><text:span text:style-name="T72_22">any</text:span><text:span text:style-name="T72_23"><text:s/></text:span><text:span text:style-name="T72_24">key</text:span><text:span text:style-name="T72_25"><text:s/></text:span><text:span text:style-name="T72_26">to</text:span><text:span text:style-name="T72_27"><text:s/></text:span><text:span text:style-name="T72_28">quit</text:span><text:span text:style-name="T72_29">.\</text:span><text:span text:style-name="T72_30">n</text:span><text:span text:style-name="T72_31">";<text:s/>//</text:span><text:span text:style-name="T72_32">prompts</text:span><text:span text:style-name="T72_33"><text:s/></text:span><text:span text:style-name="T72_34">user</text:span></text:p>
      <text:p text:style-name="P73"><text:span text:style-name="T73_1"><text:s text:c="4"/></text:span><text:span text:style-name="T73_2">cin</text:span><text:span text:style-name="T73_3"><text:s/>&gt;&gt;<text:s/></text:span><text:span text:style-name="T73_4">a</text:span><text:span text:style-name="T73_5">;<text:s/>//</text:span><text:span text:style-name="T73_6">gets</text:span><text:span text:style-name="T73_7"><text:s/></text:span><text:span text:style-name="T73_8">input</text:span><text:span text:style-name="T73_9"><text:s/></text:span><text:span text:style-name="T73_10">from</text:span><text:span text:style-name="T73_11"><text:s/></text:span><text:span text:style-name="T73_12">user</text:span></text:p>
      <text:p text:style-name="P74"><text:span text:style-name="T74_1"><text:s text:c="4"/></text:span><text:span text:style-name="T74_2">a</text:span><text:span text:style-name="T74_3"><text:s/>=<text:s/></text:span><text:span text:style-name="T74_4">toupper</text:span><text:span text:style-name="T74_5"><text:s/>(</text:span><text:span text:style-name="T74_6">a</text:span><text:span text:style-name="T74_7">);<text:s/>//</text:span><text:span text:style-name="T74_8">converts</text:span><text:span text:style-name="T74_9"><text:s/></text:span><text:span text:style-name="T74_10">input</text:span><text:span text:style-name="T74_11"><text:s/></text:span><text:span text:style-name="T74_12">to</text:span><text:span text:style-name="T74_13"><text:s/></text:span><text:span text:style-name="T74_14">uppercase</text:span></text:p>
      <text:p text:style-name="P75"><text:span text:style-name="T75_1"><text:s text:c="4"/></text:span><text:span text:style-name="T75_2">cout</text:span><text:span text:style-name="T75_3"><text:s/>&lt;&lt;<text:s/></text:span><text:span text:style-name="T75_4">endl</text:span><text:span text:style-name="T75_5">;<text:s/>//</text:span><text:span text:style-name="T75_6">outputs</text:span><text:span text:style-name="T75_7"><text:s/></text:span><text:span text:style-name="T75_8">endline</text:span><text:span text:style-name="T75_9"><text:s/></text:span><text:span text:style-name="T75_10">for</text:span><text:span text:style-name="T75_11"><text:s/></text:span><text:span text:style-name="T75_12">readability</text:span></text:p>
      <text:p text:style-name="P76"/>
      <text:p text:style-name="P77"><text:span text:style-name="T77_1"><text:s text:c="4"/></text:span><text:span text:style-name="T77_2">if</text:span><text:span text:style-name="T77_3"><text:s/>(</text:span><text:span text:style-name="T77_4">a</text:span><text:span text:style-name="T77_5"><text:s/>!=<text:s/>'</text:span><text:span text:style-name="T77_6">M</text:span><text:span text:style-name="T77_7">')<text:s/>//</text:span><text:span text:style-name="T77_8">if</text:span><text:span text:style-name="T77_9"><text:s/></text:span><text:span text:style-name="T77_10">input</text:span><text:span text:style-name="T77_11"><text:s/></text:span><text:span text:style-name="T77_12">is</text:span><text:span text:style-name="T77_13"><text:s/></text:span><text:span text:style-name="T77_14">not</text:span><text:span text:style-name="T77_15"><text:s/></text:span><text:span text:style-name="T77_16">M</text:span></text:p>
      <text:p text:style-name="P78"><text:span text:style-name="T78_1"><text:s text:c="8"/></text:span><text:span text:style-name="T78_2">cout</text:span><text:span text:style-name="T78_3"><text:s/>&lt;&lt;<text:s/>"</text:span><text:span text:style-name="T78_4">Goodbye</text:span><text:span text:style-name="T78_5">!\</text:span><text:span text:style-name="T78_6">n</text:span><text:span text:style-name="T78_7">\</text:span><text:span text:style-name="T78_8">n</text:span><text:span text:style-name="T78_9">";<text:s/>//</text:span><text:span text:style-name="T78_10">outputs</text:span><text:span text:style-name="T78_11"><text:s/></text:span><text:span text:style-name="T78_12">text</text:span><text:span text:style-name="T78_13"><text:s/></text:span><text:span text:style-name="T78_14">in</text:span><text:span text:style-name="T78_15"><text:s/>""<text:s/></text:span><text:span text:style-name="T78_16">to</text:span><text:span text:style-name="T78_17"><text:s/></text:span><text:span text:style-name="T78_18">screen</text:span></text:p>
      <text:p text:style-name="P79"/>
      <text:p text:style-name="P80"><text:span text:style-name="T80_1"><text:s text:c="4"/>}<text:s/></text:span><text:span text:style-name="T80_2">while</text:span><text:span text:style-name="T80_3"><text:s/>(</text:span><text:span text:style-name="T80_4">a</text:span><text:span text:style-name="T80_5"><text:s/>==<text:s/>'</text:span><text:span text:style-name="T80_6">M</text:span><text:span text:style-name="T80_7">');<text:s/>//</text:span><text:span text:style-name="T80_8">starts</text:span><text:span text:style-name="T80_9"><text:s/></text:span><text:span text:style-name="T80_10">loop</text:span><text:span text:style-name="T80_11"><text:s/></text:span><text:span text:style-name="T80_12">over</text:span><text:span text:style-name="T80_13"><text:s/></text:span><text:span text:style-name="T80_14">again</text:span><text:span text:style-name="T80_15"><text:s/></text:span><text:span text:style-name="T80_16">if</text:span><text:span text:style-name="T80_17"><text:s/></text:span><text:span text:style-name="T80_18">input</text:span><text:span text:style-name="T80_19"><text:s/></text:span><text:span text:style-name="T80_20">is</text:span><text:span text:style-name="T80_21"><text:s/></text:span><text:span text:style-name="T80_22">M</text:span></text:p>
      <text:p text:style-name="P81"/>
      <text:p text:style-name="P82"><text:span text:style-name="T82_1"><text:s text:c="4"/></text:span><text:span text:style-name="T82_2">return</text:span><text:span text:style-name="T82_3"><text:s/>0;<text:s/>//</text:span><text:span text:style-name="T82_4">ends</text:span><text:span text:style-name="T82_5"><text:s/></text:span><text:span text:style-name="T82_6">program</text:span></text:p>
      <text:p text:style-name="P83"><text:span text:style-name="T83_1">}<text:s/>//</text:span><text:span text:style-name="T83_2">end</text:span><text:span text:style-name="T83_3"><text:s/></text:span><text:span text:style-name="T83_4">int</text:span><text:span text:style-name="T83_5"><text:s/></text:span><text:span text:style-name="T83_6">main</text:span></text:p>
      <text:p text:style-name="P84"/>
      <text:p text:style-name="P85"><text:span text:style-name="T85_1">void</text:span><text:span text:style-name="T85_2"><text:s/></text:span><text:span text:style-name="T85_3">displayMenu</text:span><text:span text:style-name="T85_4">()<text:s/>//</text:span><text:span text:style-name="T85_5">function</text:span><text:span text:style-name="T85_6"><text:s/></text:span><text:span text:style-name="T85_7">header</text:span><text:span text:style-name="T85_8">;<text:s/></text:span><text:span text:style-name="T85_9">void</text:span><text:span text:style-name="T85_10">,<text:s/></text:span><text:span text:style-name="T85_11">so</text:span><text:span text:style-name="T85_12"><text:s/></text:span><text:span text:style-name="T85_13">function</text:span><text:span text:style-name="T85_14"><text:s/></text:span><text:span text:style-name="T85_15">has</text:span><text:span text:style-name="T85_16"><text:s/></text:span><text:span text:style-name="T85_17">no</text:span><text:span text:style-name="T85_18"><text:s/></text:span><text:span text:style-name="T85_19">return</text:span><text:span text:style-name="T85_20"><text:s/></text:span><text:span text:style-name="T85_21">value</text:span><text:span text:style-name="T85_22">.<text:s/></text:span><text:span text:style-name="T85_23">no</text:span><text:span text:style-name="T85_24"><text:s/></text:span><text:span text:style-name="T85_25">parameters</text:span></text:p>
      <text:p text:style-name="P86"><text:span text:style-name="T86_1">{<text:s/>//</text:span><text:span text:style-name="T86_2">start</text:span><text:span text:style-name="T86_3"><text:s/></text:span><text:span text:style-name="T86_4">function</text:span></text:p>
      <text:p text:style-name="P87"><text:span text:style-name="T87_1"><text:s text:c="4"/>//</text:span><text:span text:style-name="T87_2">outputs</text:span><text:span text:style-name="T87_3"><text:s/></text:span><text:span text:style-name="T87_4">the</text:span><text:span text:style-name="T87_5"><text:s/></text:span><text:span text:style-name="T87_6">following</text:span><text:span text:style-name="T87_7"><text:s/></text:span><text:span text:style-name="T87_8">lines</text:span><text:span text:style-name="T87_9"><text:s/></text:span><text:span text:style-name="T87_10">to</text:span><text:span text:style-name="T87_11"><text:s/></text:span><text:span text:style-name="T87_12">the</text:span><text:span text:style-name="T87_13"><text:s/></text:span><text:span text:style-name="T87_14">screen</text:span></text:p>
      <text:p text:style-name="P88"><text:span text:style-name="T88_1"><text:s text:c="4"/>//</text:span><text:span text:style-name="T88_2">used</text:span><text:span text:style-name="T88_3"><text:s/></text:span><text:span text:style-name="T88_4">strictly</text:span><text:span text:style-name="T88_5"><text:s/></text:span><text:span text:style-name="T88_6">as</text:span><text:span text:style-name="T88_7"><text:s/></text:span><text:span text:style-name="T88_8">prompts</text:span><text:span text:style-name="T88_9"><text:s/></text:span><text:span text:style-name="T88_10">for</text:span><text:span text:style-name="T88_11"><text:s/></text:span><text:span text:style-name="T88_12">user</text:span></text:p>
      <text:p text:style-name="P89"><text:span text:style-name="T89_1"><text:s text:c="4"/></text:span><text:span text:style-name="T89_2">cout</text:span><text:span text:style-name="T89_3"><text:s/>&lt;&lt;<text:s/>"\</text:span><text:span text:style-name="T89_4">t</text:span><text:span text:style-name="T89_5">\</text:span><text:span text:style-name="T89_6">tCalculator</text:span><text:span text:style-name="T89_7"><text:s/></text:span><text:span text:style-name="T89_8">Main</text:span><text:span text:style-name="T89_9"><text:s/></text:span><text:span text:style-name="T89_10">Menu</text:span><text:span text:style-name="T89_11">\</text:span><text:span text:style-name="T89_12">n</text:span><text:span text:style-name="T89_13">\</text:span><text:span text:style-name="T89_14">n</text:span><text:span text:style-name="T89_15">";</text:span></text:p>
      <text:p text:style-name="P90"><text:span text:style-name="T90_1"><text:s text:c="4"/></text:span><text:span text:style-name="T90_2">cout</text:span><text:span text:style-name="T90_3"><text:s/>&lt;&lt;<text:s/>"&lt;1&gt;\</text:span><text:span text:style-name="T90_4">tAddition</text:span><text:span text:style-name="T90_5">\</text:span><text:span text:style-name="T90_6">n</text:span><text:span text:style-name="T90_7">";</text:span></text:p>
      <text:p text:style-name="P91"><text:span text:style-name="T91_1"><text:s text:c="4"/></text:span><text:span text:style-name="T91_2">cout</text:span><text:span text:style-name="T91_3"><text:s/>&lt;&lt;<text:s/>"&lt;2&gt;\</text:span><text:span text:style-name="T91_4">tSubtration</text:span><text:span text:style-name="T91_5">\</text:span><text:span text:style-name="T91_6">n</text:span><text:span text:style-name="T91_7">";</text:span></text:p>
      <text:p text:style-name="P92"><text:span text:style-name="T92_1"><text:s text:c="4"/></text:span><text:span text:style-name="T92_2">cout</text:span><text:span text:style-name="T92_3"><text:s/>&lt;&lt;<text:s/>"&lt;3&gt;\</text:span><text:span text:style-name="T92_4">tMultiplication</text:span><text:span text:style-name="T92_5">\</text:span><text:span text:style-name="T92_6">n</text:span><text:span text:style-name="T92_7">";</text:span></text:p>
      <text:p text:style-name="P93"><text:span text:style-name="T93_1"><text:s text:c="4"/></text:span><text:span text:style-name="T93_2">cout</text:span><text:span text:style-name="T93_3"><text:s/>&lt;&lt;<text:s/>"&lt;4&gt;\</text:span><text:span text:style-name="T93_4">tDivision</text:span><text:span text:style-name="T93_5">\</text:span><text:span text:style-name="T93_6">n</text:span><text:span text:style-name="T93_7">";</text:span></text:p>
      <text:p text:style-name="P94"><text:span text:style-name="T94_1"><text:s text:c="4"/></text:span><text:span text:style-name="T94_2">cout</text:span><text:span text:style-name="T94_3"><text:s/>&lt;&lt;<text:s/>"&lt;99&gt;\</text:span><text:span text:style-name="T94_4">tQuit</text:span><text:span text:style-name="T94_5">\</text:span><text:span text:style-name="T94_6">n</text:span><text:span text:style-name="T94_7">";</text:span></text:p>
      <text:p text:style-name="P95"><text:span text:style-name="T95_1"><text:s text:c="4"/></text:span><text:span text:style-name="T95_2">cout</text:span><text:span text:style-name="T95_3"><text:s/>&lt;&lt;<text:s/>"******************************************\</text:span><text:span text:style-name="T95_4">n</text:span><text:span text:style-name="T95_5">\</text:span><text:span text:style-name="T95_6">n</text:span><text:span text:style-name="T95_7">";</text:span></text:p>
      <text:p text:style-name="P96"><text:span text:style-name="T96_1">}<text:s/>//</text:span><text:span text:style-name="T96_2">end</text:span><text:span text:style-name="T96_3"><text:s/></text:span><text:span text:style-name="T96_4">function</text:span></text:p>
      <text:p text:style-name="P97"/>
      <text:p text:style-name="P98"><text:span text:style-name="T98_1">void</text:span><text:span text:style-name="T98_2"><text:s/></text:span><text:span text:style-name="T98_3">add</text:span><text:span text:style-name="T98_4">()<text:s/>//</text:span><text:span text:style-name="T98_5">function</text:span><text:span text:style-name="T98_6"><text:s/></text:span><text:span text:style-name="T98_7">header</text:span><text:span text:style-name="T98_8">.<text:s/></text:span><text:span text:style-name="T98_9">void</text:span><text:span text:style-name="T98_10">,<text:s/></text:span><text:span text:style-name="T98_11">no</text:span><text:span text:style-name="T98_12"><text:s/></text:span><text:span text:style-name="T98_13">parameters</text:span></text:p>
      <text:p text:style-name="P99"><text:span text:style-name="T99_1">{<text:s/>//</text:span><text:span text:style-name="T99_2">start</text:span><text:span text:style-name="T99_3"><text:s/></text:span><text:span text:style-name="T99_4">function</text:span></text:p>
      <text:p text:style-name="P100"><text:span text:style-name="T100_1"><text:s text:c="4"/></text:span><text:span text:style-name="T100_2">do</text:span><text:span text:style-name="T100_3"><text:s/>{<text:s/>//</text:span><text:span text:style-name="T100_4">start</text:span><text:span text:style-name="T100_5"><text:s/></text:span><text:span text:style-name="T100_6">of</text:span><text:span text:style-name="T100_7"><text:s/></text:span><text:span text:style-name="T100_8">do</text:span><text:span text:style-name="T100_9"><text:s/></text:span><text:span text:style-name="T100_10">while</text:span><text:span text:style-name="T100_11"><text:s/></text:span><text:span text:style-name="T100_12">loop</text:span></text:p>
      <text:p text:style-name="P101"/>
      <text:p text:style-name="P102"><text:span text:style-name="T102_1"><text:s text:c="4"/></text:span><text:span text:style-name="T102_2">double</text:span><text:span text:style-name="T102_3"><text:s/></text:span><text:span text:style-name="T102_4">n</text:span><text:span text:style-name="T102_5">1<text:s/>=<text:s/>0,<text:s/></text:span><text:span text:style-name="T102_6">n</text:span><text:span text:style-name="T102_7">2<text:s/>=<text:s/>0;<text:s/>//</text:span><text:span text:style-name="T102_8">declares</text:span><text:span text:style-name="T102_9"><text:s/></text:span><text:span text:style-name="T102_10">and</text:span><text:span text:style-name="T102_11"><text:s/></text:span><text:span text:style-name="T102_12">initializes</text:span><text:span text:style-name="T102_13"><text:s/></text:span><text:span text:style-name="T102_14">two</text:span><text:span text:style-name="T102_15"><text:s/></text:span><text:span text:style-name="T102_16">variables</text:span><text:span text:style-name="T102_17"><text:s/></text:span><text:span text:style-name="T102_18">to</text:span><text:span text:style-name="T102_19"><text:s/></text:span><text:span text:style-name="T102_20">zero</text:span></text:p>
      <text:p text:style-name="P103"/>
      <text:p text:style-name="P104"><text:span text:style-name="T104_1"><text:s text:c="4"/></text:span><text:span text:style-name="T104_2">cout</text:span><text:span text:style-name="T104_3"><text:s/>&lt;&lt;<text:s/>"</text:span><text:span text:style-name="T104_4">Enter</text:span><text:span text:style-name="T104_5"><text:s/></text:span><text:span text:style-name="T104_6">numbers</text:span><text:span text:style-name="T104_7"><text:s/></text:span><text:span text:style-name="T104_8">to</text:span><text:span text:style-name="T104_9"><text:s/></text:span><text:span text:style-name="T104_10">add</text:span><text:span text:style-name="T104_11">.<text:s/></text:span><text:span text:style-name="T104_12">Enter</text:span><text:span text:style-name="T104_13"><text:s/>0<text:s/></text:span><text:span text:style-name="T104_14">to</text:span><text:span text:style-name="T104_15"><text:s/></text:span><text:span text:style-name="T104_16">get</text:span><text:span text:style-name="T104_17"><text:s/></text:span><text:span text:style-name="T104_18">total</text:span><text:span text:style-name="T104_19">.\</text:span><text:span text:style-name="T104_20">n</text:span><text:span text:style-name="T104_21">";<text:s/>//</text:span><text:span text:style-name="T104_22">prompt</text:span></text:p>
      <text:p text:style-name="P105"/>
      <text:p text:style-name="P106"><text:span text:style-name="T106_1"><text:s text:c="4"/></text:span><text:span text:style-name="T106_2">do</text:span><text:span text:style-name="T106_3"><text:s/>{<text:s/>//</text:span><text:span text:style-name="T106_4">start</text:span><text:span text:style-name="T106_5"><text:s/></text:span><text:span text:style-name="T106_6">do</text:span><text:span text:style-name="T106_7">-</text:span><text:span text:style-name="T106_8">while</text:span><text:span text:style-name="T106_9"><text:s/></text:span><text:span text:style-name="T106_10">loop</text:span></text:p>
      <text:p text:style-name="P107"><text:span text:style-name="T107_1"><text:s text:c="8"/></text:span><text:span text:style-name="T107_2">cin</text:span><text:span text:style-name="T107_3"><text:s/>&gt;&gt;<text:s/></text:span><text:span text:style-name="T107_4">n</text:span><text:span text:style-name="T107_5">1;<text:s/>//</text:span><text:span text:style-name="T107_6">get</text:span><text:span text:style-name="T107_7"><text:s/></text:span><text:span text:style-name="T107_8">input</text:span></text:p>
      <text:p text:style-name="P108"><text:span text:style-name="T108_1"><text:s text:c="8"/></text:span><text:span text:style-name="T108_2">n</text:span><text:span text:style-name="T108_3">2<text:s/>=<text:s/></text:span><text:span text:style-name="T108_4">n</text:span><text:span text:style-name="T108_5">2<text:s/>+<text:s/></text:span><text:span text:style-name="T108_6">n</text:span><text:span text:style-name="T108_7">1;<text:s/>//</text:span><text:span text:style-name="T108_8">add</text:span><text:span text:style-name="T108_9"><text:s/></text:span><text:span text:style-name="T108_10">n</text:span><text:span text:style-name="T108_11">1<text:s/></text:span><text:span text:style-name="T108_12">to</text:span><text:span text:style-name="T108_13"><text:s/></text:span><text:span text:style-name="T108_14">n</text:span><text:span text:style-name="T108_15">2.<text:s/></text:span><text:span text:style-name="T108_16">store</text:span><text:span text:style-name="T108_17"><text:s/></text:span><text:span text:style-name="T108_18">in</text:span><text:span text:style-name="T108_19"><text:s/></text:span><text:span text:style-name="T108_20">n</text:span><text:span text:style-name="T108_21">2</text:span></text:p>
      <text:p text:style-name="P109"><text:span text:style-name="T109_1"><text:s text:c="4"/>}<text:s/></text:span><text:span text:style-name="T109_2">while</text:span><text:span text:style-name="T109_3"><text:s/>(</text:span><text:span text:style-name="T109_4">n</text:span><text:span text:style-name="T109_5">1<text:s/>!=<text:s/>0);<text:s/>//</text:span><text:span text:style-name="T109_6">until</text:span><text:span text:style-name="T109_7"><text:s/></text:span><text:span text:style-name="T109_8">n</text:span><text:span text:style-name="T109_9">1<text:s/>=<text:s/>0</text:span></text:p>
      <text:p text:style-name="P110"/>
      <text:p text:style-name="P111"><text:span text:style-name="T111_1"><text:s text:c="4"/></text:span><text:span text:style-name="T111_2">cout</text:span><text:span text:style-name="T111_3"><text:s/>&lt;&lt;<text:s/>"</text:span><text:span text:style-name="T111_4">The</text:span><text:span text:style-name="T111_5"><text:s/></text:span><text:span text:style-name="T111_6">answer</text:span><text:span text:style-name="T111_7"><text:s/></text:span><text:span text:style-name="T111_8">is</text:span><text:span text:style-name="T111_9"><text:s/>"<text:s/>&lt;&lt;<text:s/></text:span><text:span text:style-name="T111_10">n</text:span><text:span text:style-name="T111_11">2<text:s/>&lt;&lt;<text:s/></text:span><text:span text:style-name="T111_12">endl</text:span><text:span text:style-name="T111_13"><text:s/>&lt;&lt;<text:s/></text:span><text:span text:style-name="T111_14">endl</text:span><text:span text:style-name="T111_15">;<text:s/>//</text:span><text:span text:style-name="T111_16">outputs</text:span><text:span text:style-name="T111_17"><text:s/></text:span><text:span text:style-name="T111_18">answer</text:span></text:p>
      <text:p text:style-name="P112"/>
      <text:p text:style-name="P113"><text:span text:style-name="T113_1"><text:s text:c="4"/></text:span><text:span text:style-name="T113_2">cout</text:span><text:span text:style-name="T113_3"><text:s/>&lt;&lt;<text:s/>"</text:span><text:span text:style-name="T113_4">Add</text:span><text:span text:style-name="T113_5"><text:s/></text:span><text:span text:style-name="T113_6">again</text:span><text:span text:style-name="T113_7">?<text:s/></text:span><text:span text:style-name="T113_8">Y</text:span><text:span text:style-name="T113_9">/</text:span><text:span text:style-name="T113_10">N</text:span><text:span text:style-name="T113_11">\</text:span><text:span text:style-name="T113_12">t</text:span><text:span text:style-name="T113_13">";<text:s/>//</text:span><text:span text:style-name="T113_14">prompt</text:span></text:p>
      <text:p text:style-name="P114"><text:span text:style-name="T114_1"><text:s text:c="4"/></text:span><text:span text:style-name="T114_2">cin</text:span><text:span text:style-name="T114_3"><text:s/>&gt;&gt;<text:s/></text:span><text:span text:style-name="T114_4">b</text:span><text:span text:style-name="T114_5">;<text:s/>//</text:span><text:span text:style-name="T114_6">takes</text:span><text:span text:style-name="T114_7"><text:s/></text:span><text:span text:style-name="T114_8">input</text:span></text:p>
      <text:p text:style-name="P115"><text:span text:style-name="T115_1"><text:s text:c="4"/></text:span><text:span text:style-name="T115_2">b</text:span><text:span text:style-name="T115_3"><text:s/>=<text:s/></text:span><text:span text:style-name="T115_4">toupper</text:span><text:span text:style-name="T115_5">(</text:span><text:span text:style-name="T115_6">b</text:span><text:span text:style-name="T115_7">);<text:s/>//</text:span><text:span text:style-name="T115_8">converts</text:span><text:span text:style-name="T115_9"><text:s/></text:span><text:span text:style-name="T115_10">user</text:span><text:span text:style-name="T115_11"><text:s/></text:span><text:span text:style-name="T115_12">input</text:span><text:span text:style-name="T115_13"><text:s/></text:span><text:span text:style-name="T115_14">to</text:span><text:span text:style-name="T115_15"><text:s/></text:span><text:span text:style-name="T115_16">uppercase</text:span></text:p>
      <text:p text:style-name="P116"><text:span text:style-name="T116_1"><text:s text:c="4"/></text:span><text:span text:style-name="T116_2">cout</text:span><text:span text:style-name="T116_3"><text:s/>&lt;&lt;<text:s/></text:span><text:span text:style-name="T116_4">endl</text:span><text:span text:style-name="T116_5">;<text:s/>//</text:span><text:span text:style-name="T116_6">outputs</text:span><text:span text:style-name="T116_7"><text:s/></text:span><text:span text:style-name="T116_8">endl</text:span><text:span text:style-name="T116_9"><text:s/></text:span><text:span text:style-name="T116_10">for</text:span><text:span text:style-name="T116_11"><text:s/></text:span><text:span text:style-name="T116_12">readability</text:span></text:p>
      <text:p text:style-name="P117"/>
      <text:p text:style-name="P118"><text:span text:style-name="T118_1"><text:s text:c="4"/>}</text:span><text:span text:style-name="T118_2">while</text:span><text:span text:style-name="T118_3"><text:s/>(</text:span><text:span text:style-name="T118_4">b</text:span><text:span text:style-name="T118_5"><text:s/>==<text:s/>'</text:span><text:span text:style-name="T118_6">Y</text:span><text:span text:style-name="T118_7">');<text:s/>//</text:span><text:span text:style-name="T118_8">while</text:span><text:span text:style-name="T118_9"><text:s/></text:span><text:span text:style-name="T118_10">b</text:span><text:span text:style-name="T118_11"><text:s/></text:span><text:span text:style-name="T118_12">is</text:span><text:span text:style-name="T118_13"><text:s/></text:span><text:span text:style-name="T118_14">equal</text:span><text:span text:style-name="T118_15"><text:s/></text:span><text:span text:style-name="T118_16">to</text:span><text:span text:style-name="T118_17"><text:s/></text:span><text:span text:style-name="T118_18">Y</text:span></text:p>
      <text:p text:style-name="P119"><text:span text:style-name="T119_1">}<text:s/>//</text:span><text:span text:style-name="T119_2">end</text:span><text:span text:style-name="T119_3"><text:s/></text:span><text:span text:style-name="T119_4">function</text:span></text:p>
      <text:p text:style-name="P120"/>
      <text:p text:style-name="P121"><text:span text:style-name="T121_1">void</text:span><text:span text:style-name="T121_2"><text:s/></text:span><text:span text:style-name="T121_3">subtract</text:span><text:span text:style-name="T121_4">()<text:s/>//</text:span><text:span text:style-name="T121_5">function</text:span><text:span text:style-name="T121_6"><text:s/></text:span><text:span text:style-name="T121_7">header</text:span><text:span text:style-name="T121_8">.<text:s/></text:span><text:span text:style-name="T121_9">void</text:span><text:span text:style-name="T121_10">,<text:s/></text:span><text:span text:style-name="T121_11">no</text:span><text:span text:style-name="T121_12"><text:s/></text:span><text:span text:style-name="T121_13">parameters</text:span></text:p>
      <text:p text:style-name="P122"><text:span text:style-name="T122_1">{<text:s/>//</text:span><text:span text:style-name="T122_2">start</text:span><text:span text:style-name="T122_3"><text:s/></text:span><text:span text:style-name="T122_4">function</text:span></text:p>
      <text:p text:style-name="P123"><text:span text:style-name="T123_1"><text:s text:c="4"/></text:span><text:span text:style-name="T123_2">do</text:span><text:span text:style-name="T123_3"><text:s/>{<text:s/>//</text:span><text:span text:style-name="T123_4">start</text:span><text:span text:style-name="T123_5"><text:s/></text:span><text:span text:style-name="T123_6">do</text:span><text:span text:style-name="T123_7">-</text:span><text:span text:style-name="T123_8">while</text:span></text:p>
      <text:p text:style-name="P124"/>
      <text:p text:style-name="P125"><text:span text:style-name="T125_1"><text:s text:c="4"/></text:span><text:span text:style-name="T125_2">double</text:span><text:span text:style-name="T125_3"><text:s/></text:span><text:span text:style-name="T125_4">n</text:span><text:span text:style-name="T125_5">1<text:s/>=<text:s/>0,<text:s/></text:span><text:span text:style-name="T125_6">n</text:span><text:span text:style-name="T125_7">2<text:s/>=<text:s/>0;<text:s/>//</text:span><text:span text:style-name="T125_8">declares</text:span><text:span text:style-name="T125_9"><text:s/></text:span><text:span text:style-name="T125_10">and</text:span><text:span text:style-name="T125_11"><text:s/></text:span><text:span text:style-name="T125_12">initializes</text:span><text:span text:style-name="T125_13"><text:s/></text:span><text:span text:style-name="T125_14">two</text:span><text:span text:style-name="T125_15"><text:s/></text:span><text:span text:style-name="T125_16">variables</text:span><text:span text:style-name="T125_17"><text:s/></text:span><text:span text:style-name="T125_18">to</text:span><text:span text:style-name="T125_19"><text:s/></text:span><text:span text:style-name="T125_20">zero</text:span></text:p>
      <text:p text:style-name="P126"/>
      <text:p text:style-name="P127"><text:span text:style-name="T127_1"><text:s text:c="4"/></text:span><text:span text:style-name="T127_2">cout</text:span><text:span text:style-name="T127_3"><text:s/>&lt;&lt;<text:s/>"</text:span><text:span text:style-name="T127_4">Enter</text:span><text:span text:style-name="T127_5"><text:s/></text:span><text:span text:style-name="T127_6">the</text:span><text:span text:style-name="T127_7"><text:s/></text:span><text:span text:style-name="T127_8">numbers</text:span><text:span text:style-name="T127_9"><text:s/></text:span><text:span text:style-name="T127_10">to</text:span><text:span text:style-name="T127_11"><text:s/></text:span><text:span text:style-name="T127_12">subtract</text:span><text:span text:style-name="T127_13">.<text:s/></text:span><text:span text:style-name="T127_14">Enter</text:span><text:span text:style-name="T127_15"><text:s/>0<text:s/></text:span><text:span text:style-name="T127_16">to</text:span><text:span text:style-name="T127_17"><text:s/></text:span><text:span text:style-name="T127_18">get</text:span><text:span text:style-name="T127_19"><text:s/></text:span><text:span text:style-name="T127_20">total</text:span><text:span text:style-name="T127_21">.\</text:span><text:span text:style-name="T127_22">n</text:span><text:span text:style-name="T127_23">";<text:s/>//</text:span><text:span text:style-name="T127_24">prompt</text:span></text:p>
      <text:p text:style-name="P128"><text:span text:style-name="T128_1"><text:s text:c="4"/></text:span><text:span text:style-name="T128_2">cout</text:span><text:span text:style-name="T128_3"><text:s/>&lt;&lt;<text:s/>"(</text:span><text:span text:style-name="T128_4">Note</text:span><text:span text:style-name="T128_5">:<text:s/></text:span><text:span text:style-name="T128_6">The</text:span><text:span text:style-name="T128_7"><text:s/></text:span><text:span text:style-name="T128_8">second</text:span><text:span text:style-name="T128_9"><text:s/></text:span><text:span text:style-name="T128_10">number</text:span><text:span text:style-name="T128_11"><text:s/></text:span><text:span text:style-name="T128_12">is</text:span><text:span text:style-name="T128_13"><text:s/></text:span><text:span text:style-name="T128_14">subtracted</text:span><text:span text:style-name="T128_15"><text:s/></text:span><text:span text:style-name="T128_16">from</text:span><text:span text:style-name="T128_17"><text:s/></text:span><text:span text:style-name="T128_18">the</text:span><text:span text:style-name="T128_19"><text:s/></text:span><text:span text:style-name="T128_20">first</text:span><text:span text:style-name="T128_21">,\</text:span><text:span text:style-name="T128_22">nthe</text:span><text:span text:style-name="T128_23"><text:s/></text:span><text:span text:style-name="T128_24">third</text:span><text:span text:style-name="T128_25"><text:s/></text:span><text:span text:style-name="T128_26">is</text:span><text:span text:style-name="T128_27"><text:s/></text:span><text:span text:style-name="T128_28">subtracted</text:span><text:span text:style-name="T128_29"><text:s/></text:span><text:span text:style-name="T128_30">from</text:span><text:span text:style-name="T128_31"><text:s/></text:span><text:span text:style-name="T128_32">that</text:span><text:span text:style-name="T128_33"><text:s/></text:span><text:span text:style-name="T128_34">result</text:span><text:span text:style-name="T128_35">,<text:s/></text:span><text:span text:style-name="T128_36">etc</text:span><text:span text:style-name="T128_37">)\</text:span><text:span text:style-name="T128_38">n</text:span><text:span text:style-name="T128_39">";<text:s/>//</text:span><text:span text:style-name="T128_40">prompt</text:span></text:p>
      <text:p text:style-name="P129"/>
      <text:p text:style-name="P130"><text:span text:style-name="T130_1"><text:s text:c="4"/></text:span><text:span text:style-name="T130_2">cin</text:span><text:span text:style-name="T130_3"><text:s/>&gt;&gt;<text:s/></text:span><text:span text:style-name="T130_4">n</text:span><text:span text:style-name="T130_5">2;<text:s/>//</text:span><text:span text:style-name="T130_6">takes</text:span><text:span text:style-name="T130_7"><text:s/></text:span><text:span text:style-name="T130_8">user</text:span><text:span text:style-name="T130_9"><text:s/></text:span><text:span text:style-name="T130_10">input</text:span></text:p>
      <text:p text:style-name="P131"/>
      <text:p text:style-name="P132"><text:span text:style-name="T132_1"><text:s text:c="4"/></text:span><text:span text:style-name="T132_2">do</text:span><text:span text:style-name="T132_3"><text:s/>{<text:s/>//</text:span><text:span text:style-name="T132_4">start</text:span><text:span text:style-name="T132_5"><text:s/></text:span><text:span text:style-name="T132_6">do</text:span><text:span text:style-name="T132_7">-</text:span><text:span text:style-name="T132_8">while</text:span></text:p>
      <text:p text:style-name="P133"><text:span text:style-name="T133_1"><text:s text:c="8"/></text:span><text:span text:style-name="T133_2">cin</text:span><text:span text:style-name="T133_3"><text:s/>&gt;&gt;<text:s/></text:span><text:span text:style-name="T133_4">n</text:span><text:span text:style-name="T133_5">1;<text:s/>//</text:span><text:span text:style-name="T133_6">takes</text:span><text:span text:style-name="T133_7"><text:s/></text:span><text:span text:style-name="T133_8">user</text:span><text:span text:style-name="T133_9"><text:s/></text:span><text:span text:style-name="T133_10">input</text:span></text:p>
      <text:p text:style-name="P134"><text:span text:style-name="T134_1"><text:s text:c="8"/></text:span><text:span text:style-name="T134_2">n</text:span><text:span text:style-name="T134_3">2<text:s/>=<text:s/></text:span><text:span text:style-name="T134_4">n</text:span><text:span text:style-name="T134_5">2<text:s/>-<text:s/></text:span><text:span text:style-name="T134_6">n</text:span><text:span text:style-name="T134_7">1;<text:s/>//</text:span><text:span text:style-name="T134_8">subtracts</text:span><text:span text:style-name="T134_9"><text:s/></text:span><text:span text:style-name="T134_10">n</text:span><text:span text:style-name="T134_11">1<text:s/></text:span><text:span text:style-name="T134_12">from</text:span><text:span text:style-name="T134_13"><text:s/></text:span><text:span text:style-name="T134_14">n</text:span><text:span text:style-name="T134_15">2</text:span></text:p>
      <text:p text:style-name="P135"><text:span text:style-name="T135_1"><text:s text:c="4"/>}<text:s/></text:span><text:span text:style-name="T135_2">while</text:span><text:span text:style-name="T135_3"><text:s/>(</text:span><text:span text:style-name="T135_4">n</text:span><text:span text:style-name="T135_5">1<text:s/>!=<text:s/>0);<text:s/>//</text:span><text:span text:style-name="T135_6">while</text:span><text:span text:style-name="T135_7"><text:s/></text:span><text:span text:style-name="T135_8">n</text:span><text:span text:style-name="T135_9">1<text:s/>!=<text:s/>0</text:span></text:p>
      <text:p text:style-name="P136"/>
      <text:p text:style-name="P137"><text:span text:style-name="T137_1"><text:s text:c="4"/></text:span><text:span text:style-name="T137_2">cout</text:span><text:span text:style-name="T137_3"><text:s/>&lt;&lt;<text:s/>"</text:span><text:span text:style-name="T137_4">The</text:span><text:span text:style-name="T137_5"><text:s/></text:span><text:span text:style-name="T137_6">answer</text:span><text:span text:style-name="T137_7"><text:s/></text:span><text:span text:style-name="T137_8">is</text:span><text:span text:style-name="T137_9"><text:s/>"<text:s/>&lt;&lt;<text:s/></text:span><text:span text:style-name="T137_10">n</text:span><text:span text:style-name="T137_11">2<text:s/>&lt;&lt;<text:s/></text:span><text:span text:style-name="T137_12">endl</text:span><text:span text:style-name="T137_13"><text:s/>&lt;&lt;<text:s/></text:span><text:span text:style-name="T137_14">endl</text:span><text:span text:style-name="T137_15">;<text:s/>//</text:span><text:span text:style-name="T137_16">outputs</text:span><text:span text:style-name="T137_17"><text:s/></text:span><text:span text:style-name="T137_18">result</text:span></text:p>
      <text:p text:style-name="P138"/>
      <text:p text:style-name="P139"><text:span text:style-name="T139_1"><text:s text:c="4"/></text:span><text:span text:style-name="T139_2">cout</text:span><text:span text:style-name="T139_3"><text:s/>&lt;&lt;<text:s/>"</text:span><text:span text:style-name="T139_4">Subtract</text:span><text:span text:style-name="T139_5"><text:s/></text:span><text:span text:style-name="T139_6">again</text:span><text:span text:style-name="T139_7">?<text:s/></text:span><text:span text:style-name="T139_8">Y</text:span><text:span text:style-name="T139_9">/</text:span><text:span text:style-name="T139_10">N</text:span><text:span text:style-name="T139_11">\</text:span><text:span text:style-name="T139_12">t</text:span><text:span text:style-name="T139_13">";<text:s/>//</text:span><text:span text:style-name="T139_14">prompt</text:span></text:p>
      <text:p text:style-name="P140"><text:span text:style-name="T140_1"><text:s text:c="4"/></text:span><text:span text:style-name="T140_2">cin</text:span><text:span text:style-name="T140_3"><text:s/>&gt;&gt;<text:s/></text:span><text:span text:style-name="T140_4">b</text:span><text:span text:style-name="T140_5">;<text:s/>//</text:span><text:span text:style-name="T140_6">takes</text:span><text:span text:style-name="T140_7"><text:s/></text:span><text:span text:style-name="T140_8">user</text:span><text:span text:style-name="T140_9"><text:s/></text:span><text:span text:style-name="T140_10">input</text:span></text:p>
      <text:p text:style-name="P141"><text:span text:style-name="T141_1"><text:s text:c="4"/></text:span><text:span text:style-name="T141_2">b</text:span><text:span text:style-name="T141_3"><text:s/>=<text:s/></text:span><text:span text:style-name="T141_4">toupper</text:span><text:span text:style-name="T141_5">(</text:span><text:span text:style-name="T141_6">b</text:span><text:span text:style-name="T141_7">);<text:s/>//</text:span><text:span text:style-name="T141_8">converts</text:span><text:span text:style-name="T141_9"><text:s/></text:span><text:span text:style-name="T141_10">user</text:span><text:span text:style-name="T141_11"><text:s/></text:span><text:span text:style-name="T141_12">input</text:span><text:span text:style-name="T141_13"><text:s/></text:span><text:span text:style-name="T141_14">to</text:span><text:span text:style-name="T141_15"><text:s/></text:span><text:span text:style-name="T141_16">uppercase</text:span></text:p>
      <text:p text:style-name="P142"><text:span text:style-name="T142_1"><text:s text:c="4"/></text:span><text:span text:style-name="T142_2">cout</text:span><text:span text:style-name="T142_3"><text:s/>&lt;&lt;<text:s/></text:span><text:span text:style-name="T142_4">endl</text:span><text:span text:style-name="T142_5">;<text:s/>//</text:span><text:span text:style-name="T142_6">outputs</text:span><text:span text:style-name="T142_7"><text:s/></text:span><text:span text:style-name="T142_8">endline</text:span><text:span text:style-name="T142_9"><text:s/></text:span><text:span text:style-name="T142_10">for</text:span><text:span text:style-name="T142_11"><text:s/></text:span><text:span text:style-name="T142_12">readability</text:span></text:p>
      <text:p text:style-name="P143"/>
      <text:p text:style-name="P144"><text:span text:style-name="T144_1"><text:s text:c="4"/>}</text:span><text:span text:style-name="T144_2">while</text:span><text:span text:style-name="T144_3"><text:s/>(</text:span><text:span text:style-name="T144_4">b</text:span><text:span text:style-name="T144_5"><text:s/>==<text:s/>'</text:span><text:span text:style-name="T144_6">Y</text:span><text:span text:style-name="T144_7">');<text:s/>//</text:span><text:span text:style-name="T144_8">while</text:span><text:span text:style-name="T144_9"><text:s/></text:span><text:span text:style-name="T144_10">b</text:span><text:span text:style-name="T144_11"><text:s/></text:span><text:span text:style-name="T144_12">equals</text:span><text:span text:style-name="T144_13"><text:s/></text:span><text:span text:style-name="T144_14">Y</text:span></text:p>
      <text:p text:style-name="P145"><text:span text:style-name="T145_1">}<text:s/>//</text:span><text:span text:style-name="T145_2">end</text:span><text:span text:style-name="T145_3"><text:s/></text:span><text:span text:style-name="T145_4">function</text:span></text:p>
      <text:p text:style-name="P146"/>
      <text:p text:style-name="P147"><text:span text:style-name="T147_1">void</text:span><text:span text:style-name="T147_2"><text:s/></text:span><text:span text:style-name="T147_3">multipy</text:span><text:span text:style-name="T147_4">()<text:s/>//</text:span><text:span text:style-name="T147_5">function</text:span><text:span text:style-name="T147_6"><text:s/></text:span><text:span text:style-name="T147_7">header</text:span><text:span text:style-name="T147_8">.<text:s/></text:span><text:span text:style-name="T147_9">void</text:span><text:span text:style-name="T147_10">,<text:s/></text:span><text:span text:style-name="T147_11">no</text:span><text:span text:style-name="T147_12"><text:s/></text:span><text:span text:style-name="T147_13">parameters</text:span></text:p>
      <text:p text:style-name="P148"><text:span text:style-name="T148_1">{<text:s/>//</text:span><text:span text:style-name="T148_2">start</text:span><text:span text:style-name="T148_3"><text:s/></text:span><text:span text:style-name="T148_4">function</text:span></text:p>
      <text:p text:style-name="P149"><text:span text:style-name="T149_1"><text:s text:c="4"/></text:span><text:span text:style-name="T149_2">do</text:span><text:span text:style-name="T149_3"><text:s/>{<text:s/>//</text:span><text:span text:style-name="T149_4">start</text:span><text:span text:style-name="T149_5"><text:s/></text:span><text:span text:style-name="T149_6">do</text:span><text:span text:style-name="T149_7">-</text:span><text:span text:style-name="T149_8">while</text:span></text:p>
      <text:p text:style-name="P150"/>
      <text:p text:style-name="P151"><text:span text:style-name="T151_1"><text:s text:c="4"/></text:span><text:span text:style-name="T151_2">double</text:span><text:span text:style-name="T151_3"><text:s/></text:span><text:span text:style-name="T151_4">n</text:span><text:span text:style-name="T151_5">1<text:s/>=<text:s/>0,<text:s/></text:span><text:span text:style-name="T151_6">n</text:span><text:span text:style-name="T151_7">2<text:s/>=<text:s/>1;<text:s/>//</text:span><text:span text:style-name="T151_8">declares</text:span><text:span text:style-name="T151_9"><text:s/></text:span><text:span text:style-name="T151_10">and</text:span><text:span text:style-name="T151_11"><text:s/></text:span><text:span text:style-name="T151_12">initializes</text:span><text:span text:style-name="T151_13"><text:s/></text:span><text:span text:style-name="T151_14">two</text:span><text:span text:style-name="T151_15"><text:s/></text:span><text:span text:style-name="T151_16">variables</text:span><text:span text:style-name="T151_17"><text:s/></text:span><text:span text:style-name="T151_18">to</text:span><text:span text:style-name="T151_19"><text:s/></text:span><text:span text:style-name="T151_20">zero</text:span><text:span text:style-name="T151_21"><text:s/></text:span><text:span text:style-name="T151_22">and</text:span><text:span text:style-name="T151_23"><text:s/></text:span><text:span text:style-name="T151_24">one</text:span><text:span text:style-name="T151_25"><text:s/></text:span><text:span text:style-name="T151_26">respectively</text:span></text:p>
      <text:p text:style-name="P152"/>
      <text:p text:style-name="P153"><text:span text:style-name="T153_1"><text:s text:c="4"/></text:span><text:span text:style-name="T153_2">cout</text:span><text:span text:style-name="T153_3"><text:s/>&lt;&lt;<text:s/>"</text:span><text:span text:style-name="T153_4">Input</text:span><text:span text:style-name="T153_5"><text:s/></text:span><text:span text:style-name="T153_6">the</text:span><text:span text:style-name="T153_7"><text:s/></text:span><text:span text:style-name="T153_8">numbers</text:span><text:span text:style-name="T153_9"><text:s/></text:span><text:span text:style-name="T153_10">you</text:span><text:span text:style-name="T153_11"><text:s/></text:span><text:span text:style-name="T153_12">would</text:span><text:span text:style-name="T153_13"><text:s/></text:span><text:span text:style-name="T153_14">like</text:span><text:span text:style-name="T153_15"><text:s/></text:span><text:span text:style-name="T153_16">to</text:span><text:span text:style-name="T153_17"><text:s/></text:span><text:span text:style-name="T153_18">multiply</text:span><text:span text:style-name="T153_19">.<text:s/></text:span><text:span text:style-name="T153_20">Enter</text:span><text:span text:style-name="T153_21"><text:s/>1<text:s/></text:span><text:span text:style-name="T153_22">to</text:span><text:span text:style-name="T153_23"><text:s/></text:span><text:span text:style-name="T153_24">get</text:span><text:span text:style-name="T153_25"><text:s/></text:span><text:span text:style-name="T153_26">total</text:span><text:span text:style-name="T153_27">.\</text:span><text:span text:style-name="T153_28">n</text:span><text:span text:style-name="T153_29">";<text:s/>//</text:span><text:span text:style-name="T153_30">prompt</text:span></text:p>
      <text:p text:style-name="P154"/>
      <text:p text:style-name="P155"><text:span text:style-name="T155_1"><text:s text:c="4"/></text:span><text:span text:style-name="T155_2">do</text:span><text:span text:style-name="T155_3"><text:s/>{<text:s/>//</text:span><text:span text:style-name="T155_4">start</text:span><text:span text:style-name="T155_5"><text:s/></text:span><text:span text:style-name="T155_6">do</text:span><text:span text:style-name="T155_7"><text:s/></text:span><text:span text:style-name="T155_8">while</text:span></text:p>
      <text:p text:style-name="P156"><text:span text:style-name="T156_1"><text:s text:c="8"/></text:span><text:span text:style-name="T156_2">cin</text:span><text:span text:style-name="T156_3"><text:s/>&gt;&gt;<text:s/></text:span><text:span text:style-name="T156_4">n</text:span><text:span text:style-name="T156_5">1;<text:s/>//</text:span><text:span text:style-name="T156_6">takes</text:span><text:span text:style-name="T156_7"><text:s/></text:span><text:span text:style-name="T156_8">input</text:span></text:p>
      <text:p text:style-name="P157"><text:span text:style-name="T157_1"><text:s text:c="8"/></text:span><text:span text:style-name="T157_2">n</text:span><text:span text:style-name="T157_3">2<text:s/>=<text:s/></text:span><text:span text:style-name="T157_4">n</text:span><text:span text:style-name="T157_5">2<text:s/>*<text:s/></text:span><text:span text:style-name="T157_6">n</text:span><text:span text:style-name="T157_7">1;<text:s/>//</text:span><text:span text:style-name="T157_8">set</text:span><text:span text:style-name="T157_9"><text:s/></text:span><text:span text:style-name="T157_10">n</text:span><text:span text:style-name="T157_11">2<text:s/></text:span><text:span text:style-name="T157_12">to</text:span><text:span text:style-name="T157_13"><text:s/></text:span><text:span text:style-name="T157_14">n</text:span><text:span text:style-name="T157_15">2<text:s/>*<text:s/></text:span><text:span text:style-name="T157_16">n</text:span><text:span text:style-name="T157_17">1</text:span></text:p>
      <text:p text:style-name="P158"><text:span text:style-name="T158_1"><text:s text:c="4"/>}<text:s/></text:span><text:span text:style-name="T158_2">while</text:span><text:span text:style-name="T158_3"><text:s/>(</text:span><text:span text:style-name="T158_4">n</text:span><text:span text:style-name="T158_5">1<text:s/>!=<text:s/>1);<text:s/>//</text:span><text:span text:style-name="T158_6">while</text:span><text:span text:style-name="T158_7"><text:s/></text:span><text:span text:style-name="T158_8">n</text:span><text:span text:style-name="T158_9">1<text:s/></text:span><text:span text:style-name="T158_10">is</text:span><text:span text:style-name="T158_11"><text:s/></text:span><text:span text:style-name="T158_12">not</text:span><text:span text:style-name="T158_13"><text:s/></text:span><text:span text:style-name="T158_14">equal</text:span><text:span text:style-name="T158_15"><text:s/></text:span><text:span text:style-name="T158_16">to</text:span><text:span text:style-name="T158_17"><text:s/>1</text:span></text:p>
      <text:p text:style-name="P159"/>
      <text:p text:style-name="P160"><text:span text:style-name="T160_1"><text:s text:c="4"/></text:span><text:span text:style-name="T160_2">cout</text:span><text:span text:style-name="T160_3"><text:s/>&lt;&lt;<text:s/>"</text:span><text:span text:style-name="T160_4">The</text:span><text:span text:style-name="T160_5"><text:s/></text:span><text:span text:style-name="T160_6">answer</text:span><text:span text:style-name="T160_7"><text:s/></text:span><text:span text:style-name="T160_8">is</text:span><text:span text:style-name="T160_9"><text:s/>"<text:s/>&lt;&lt;<text:s/></text:span><text:span text:style-name="T160_10">n</text:span><text:span text:style-name="T160_11">2<text:s/>&lt;&lt;<text:s/></text:span><text:span text:style-name="T160_12">endl</text:span><text:span text:style-name="T160_13"><text:s/>&lt;&lt;<text:s/></text:span><text:span text:style-name="T160_14">endl</text:span><text:span text:style-name="T160_15">;<text:s/>//</text:span><text:span text:style-name="T160_16">outputs</text:span><text:span text:style-name="T160_17"><text:s/></text:span><text:span text:style-name="T160_18">answer</text:span></text:p>
      <text:p text:style-name="P161"/>
      <text:p text:style-name="P162"><text:span text:style-name="T162_1"><text:s text:c="4"/></text:span><text:span text:style-name="T162_2">cout</text:span><text:span text:style-name="T162_3"><text:s/>&lt;&lt;<text:s/>"</text:span><text:span text:style-name="T162_4">Multiply</text:span><text:span text:style-name="T162_5"><text:s/></text:span><text:span text:style-name="T162_6">again</text:span><text:span text:style-name="T162_7">?<text:s/></text:span><text:span text:style-name="T162_8">Y</text:span><text:span text:style-name="T162_9">/</text:span><text:span text:style-name="T162_10">N</text:span><text:span text:style-name="T162_11">\</text:span><text:span text:style-name="T162_12">t</text:span><text:span text:style-name="T162_13">";<text:s/>//</text:span><text:span text:style-name="T162_14">prompt</text:span></text:p>
      <text:p text:style-name="P163"><text:span text:style-name="T163_1"><text:s text:c="4"/></text:span><text:span text:style-name="T163_2">cin</text:span><text:span text:style-name="T163_3"><text:s/>&gt;&gt;<text:s/></text:span><text:span text:style-name="T163_4">b</text:span><text:span text:style-name="T163_5">;<text:s/>//</text:span><text:span text:style-name="T163_6">takes</text:span><text:span text:style-name="T163_7"><text:s/></text:span><text:span text:style-name="T163_8">user</text:span><text:span text:style-name="T163_9"><text:s/></text:span><text:span text:style-name="T163_10">input</text:span></text:p>
      <text:p text:style-name="P164"><text:span text:style-name="T164_1"><text:s text:c="4"/></text:span><text:span text:style-name="T164_2">b</text:span><text:span text:style-name="T164_3"><text:s/>=<text:s/></text:span><text:span text:style-name="T164_4">toupper</text:span><text:span text:style-name="T164_5">(</text:span><text:span text:style-name="T164_6">b</text:span><text:span text:style-name="T164_7">);<text:s/>//</text:span><text:span text:style-name="T164_8">converts</text:span><text:span text:style-name="T164_9"><text:s/></text:span><text:span text:style-name="T164_10">user</text:span><text:span text:style-name="T164_11"><text:s/></text:span><text:span text:style-name="T164_12">input</text:span><text:span text:style-name="T164_13"><text:s/></text:span><text:span text:style-name="T164_14">to</text:span><text:span text:style-name="T164_15"><text:s/></text:span><text:span text:style-name="T164_16">uppercase</text:span></text:p>
      <text:p text:style-name="P165"><text:span text:style-name="T165_1"><text:s text:c="4"/></text:span><text:span text:style-name="T165_2">cout</text:span><text:span text:style-name="T165_3"><text:s/>&lt;&lt;<text:s/></text:span><text:span text:style-name="T165_4">endl</text:span><text:span text:style-name="T165_5">;<text:s/>//</text:span><text:span text:style-name="T165_6">outputs</text:span><text:span text:style-name="T165_7"><text:s/></text:span><text:span text:style-name="T165_8">endline</text:span><text:span text:style-name="T165_9"><text:s/></text:span><text:span text:style-name="T165_10">for</text:span><text:span text:style-name="T165_11"><text:s/></text:span><text:span text:style-name="T165_12">readability</text:span></text:p>
      <text:p text:style-name="P166"/>
      <text:p text:style-name="P167"><text:span text:style-name="T167_1"><text:s text:c="4"/>}</text:span><text:span text:style-name="T167_2">while</text:span><text:span text:style-name="T167_3"><text:s/>(</text:span><text:span text:style-name="T167_4">b</text:span><text:span text:style-name="T167_5"><text:s/>==<text:s/>'</text:span><text:span text:style-name="T167_6">Y</text:span><text:span text:style-name="T167_7">');<text:s/>//</text:span><text:span text:style-name="T167_8">while</text:span><text:span text:style-name="T167_9"><text:s/></text:span><text:span text:style-name="T167_10">b</text:span><text:span text:style-name="T167_11"><text:s/></text:span><text:span text:style-name="T167_12">is</text:span><text:span text:style-name="T167_13"><text:s/></text:span><text:span text:style-name="T167_14">equal</text:span><text:span text:style-name="T167_15"><text:s/></text:span><text:span text:style-name="T167_16">to</text:span><text:span text:style-name="T167_17"><text:s/></text:span><text:span text:style-name="T167_18">Y</text:span></text:p>
      <text:p text:style-name="P168"><text:span text:style-name="T168_1">}<text:s/>//</text:span><text:span text:style-name="T168_2">end</text:span><text:span text:style-name="T168_3"><text:s/></text:span><text:span text:style-name="T168_4">function</text:span></text:p>
      <text:p text:style-name="P169"/>
      <text:p text:style-name="P170"><text:span text:style-name="T170_1">void</text:span><text:span text:style-name="T170_2"><text:s/></text:span><text:span text:style-name="T170_3">division</text:span><text:span text:style-name="T170_4">()<text:s/>//</text:span><text:span text:style-name="T170_5">function</text:span><text:span text:style-name="T170_6"><text:s/></text:span><text:span text:style-name="T170_7">header</text:span><text:span text:style-name="T170_8">.<text:s/></text:span><text:span text:style-name="T170_9">void</text:span><text:span text:style-name="T170_10">,<text:s/></text:span><text:span text:style-name="T170_11">no</text:span><text:span text:style-name="T170_12"><text:s/></text:span><text:span text:style-name="T170_13">parameters</text:span></text:p>
      <text:p text:style-name="P171"><text:span text:style-name="T171_1">{<text:s/>//</text:span><text:span text:style-name="T171_2">start</text:span><text:span text:style-name="T171_3"><text:s/></text:span><text:span text:style-name="T171_4">function</text:span></text:p>
      <text:p text:style-name="P172"><text:span text:style-name="T172_1"><text:s text:c="4"/></text:span><text:span text:style-name="T172_2">do</text:span><text:span text:style-name="T172_3"><text:s/>{<text:s/>//</text:span><text:span text:style-name="T172_4">start</text:span><text:span text:style-name="T172_5"><text:s/></text:span><text:span text:style-name="T172_6">do</text:span><text:span text:style-name="T172_7">-</text:span><text:span text:style-name="T172_8">while</text:span></text:p>
      <text:p text:style-name="P173"/>
      <text:p text:style-name="P174"><text:span text:style-name="T174_1"><text:s text:c="4"/></text:span><text:span text:style-name="T174_2">double</text:span><text:span text:style-name="T174_3"><text:s/></text:span><text:span text:style-name="T174_4">n</text:span><text:span text:style-name="T174_5">1<text:s/>=<text:s/>1,<text:s/></text:span><text:span text:style-name="T174_6">n</text:span><text:span text:style-name="T174_7">2<text:s/>=<text:s/>0;<text:s/>//</text:span><text:span text:style-name="T174_8">declares</text:span><text:span text:style-name="T174_9"><text:s/></text:span><text:span text:style-name="T174_10">and</text:span><text:span text:style-name="T174_11"><text:s/></text:span><text:span text:style-name="T174_12">initializes</text:span><text:span text:style-name="T174_13"><text:s/></text:span><text:span text:style-name="T174_14">two</text:span><text:span text:style-name="T174_15"><text:s/></text:span><text:span text:style-name="T174_16">variables</text:span><text:span text:style-name="T174_17"><text:s/></text:span><text:span text:style-name="T174_18">to</text:span><text:span text:style-name="T174_19"><text:s/></text:span><text:span text:style-name="T174_20">one</text:span><text:span text:style-name="T174_21"><text:s/></text:span><text:span text:style-name="T174_22">and</text:span><text:span text:style-name="T174_23"><text:s/></text:span><text:span text:style-name="T174_24">zero</text:span><text:span text:style-name="T174_25">,<text:s/></text:span><text:span text:style-name="T174_26">respectively</text:span></text:p>
      <text:p text:style-name="P175"/>
      <text:p text:style-name="P176"><text:span text:style-name="T176_1"><text:s text:c="4"/></text:span><text:span text:style-name="T176_2">cout</text:span><text:span text:style-name="T176_3"><text:s/>&lt;&lt;<text:s/>"</text:span><text:span text:style-name="T176_4">Enter</text:span><text:span text:style-name="T176_5"><text:s/></text:span><text:span text:style-name="T176_6">the</text:span><text:span text:style-name="T176_7"><text:s/></text:span><text:span text:style-name="T176_8">numbers</text:span><text:span text:style-name="T176_9"><text:s/></text:span><text:span text:style-name="T176_10">to</text:span><text:span text:style-name="T176_11"><text:s/></text:span><text:span text:style-name="T176_12">divide</text:span><text:span text:style-name="T176_13">.<text:s/></text:span><text:span text:style-name="T176_14">Enter</text:span><text:span text:style-name="T176_15"><text:s/>1<text:s/></text:span><text:span text:style-name="T176_16">to</text:span><text:span text:style-name="T176_17"><text:s/></text:span><text:span text:style-name="T176_18">get</text:span><text:span text:style-name="T176_19"><text:s/></text:span><text:span text:style-name="T176_20">total</text:span><text:span text:style-name="T176_21">.\</text:span><text:span text:style-name="T176_22">n</text:span><text:span text:style-name="T176_23">";<text:s/>//</text:span><text:span text:style-name="T176_24">prompt</text:span></text:p>
      <text:p text:style-name="P177"><text:span text:style-name="T177_1"><text:s text:c="4"/></text:span><text:span text:style-name="T177_2">cout</text:span><text:span text:style-name="T177_3"><text:s/>&lt;&lt;<text:s/>"(</text:span><text:span text:style-name="T177_4">Note</text:span><text:span text:style-name="T177_5">:<text:s/></text:span><text:span text:style-name="T177_6">The</text:span><text:span text:style-name="T177_7"><text:s/></text:span><text:span text:style-name="T177_8">first</text:span><text:span text:style-name="T177_9"><text:s/></text:span><text:span text:style-name="T177_10">number</text:span><text:span text:style-name="T177_11"><text:s/></text:span><text:span text:style-name="T177_12">is</text:span><text:span text:style-name="T177_13"><text:s/></text:span><text:span text:style-name="T177_14">divided</text:span><text:span text:style-name="T177_15"><text:s/></text:span><text:span text:style-name="T177_16">by</text:span><text:span text:style-name="T177_17"><text:s/></text:span><text:span text:style-name="T177_18">the</text:span><text:span text:style-name="T177_19"><text:s/></text:span><text:span text:style-name="T177_20">second</text:span><text:span text:style-name="T177_21">,\</text:span><text:span text:style-name="T177_22">nthat</text:span><text:span text:style-name="T177_23"><text:s/></text:span><text:span text:style-name="T177_24">result</text:span><text:span text:style-name="T177_25"><text:s/></text:span><text:span text:style-name="T177_26">is</text:span><text:span text:style-name="T177_27"><text:s/></text:span><text:span text:style-name="T177_28">divided</text:span><text:span text:style-name="T177_29"><text:s/></text:span><text:span text:style-name="T177_30">by</text:span><text:span text:style-name="T177_31"><text:s/></text:span><text:span text:style-name="T177_32">the</text:span><text:span text:style-name="T177_33"><text:s/></text:span><text:span text:style-name="T177_34">third</text:span><text:span text:style-name="T177_35">,<text:s/></text:span><text:span text:style-name="T177_36">etc</text:span><text:span text:style-name="T177_37">)\</text:span><text:span text:style-name="T177_38">n</text:span><text:span text:style-name="T177_39">";<text:s/>//</text:span><text:span text:style-name="T177_40">prompt</text:span></text:p>
      <text:p text:style-name="P178"/>
      <text:p text:style-name="P179"><text:span text:style-name="T179_1"><text:s text:c="4"/></text:span><text:span text:style-name="T179_2">cin</text:span><text:span text:style-name="T179_3"><text:s/>&gt;&gt;<text:s/></text:span><text:span text:style-name="T179_4">n</text:span><text:span text:style-name="T179_5">2;<text:s/>//</text:span><text:span text:style-name="T179_6">takes</text:span><text:span text:style-name="T179_7"><text:s/></text:span><text:span text:style-name="T179_8">user</text:span><text:span text:style-name="T179_9"><text:s/></text:span><text:span text:style-name="T179_10">input</text:span></text:p>
      <text:p text:style-name="P180"/>
      <text:p text:style-name="P181"><text:span text:style-name="T181_1"><text:s text:c="4"/></text:span><text:span text:style-name="T181_2">do</text:span><text:span text:style-name="T181_3"><text:s/>{<text:s/>//</text:span><text:span text:style-name="T181_4">start</text:span><text:span text:style-name="T181_5"><text:s/></text:span><text:span text:style-name="T181_6">do</text:span><text:span text:style-name="T181_7"><text:s/></text:span><text:span text:style-name="T181_8">while</text:span></text:p>
      <text:p text:style-name="P182"><text:span text:style-name="T182_1"><text:s text:c="8"/></text:span><text:span text:style-name="T182_2">cin</text:span><text:span text:style-name="T182_3"><text:s/>&gt;&gt;<text:s/></text:span><text:span text:style-name="T182_4">n</text:span><text:span text:style-name="T182_5">1;<text:s/>//</text:span><text:span text:style-name="T182_6">takes</text:span><text:span text:style-name="T182_7"><text:s/></text:span><text:span text:style-name="T182_8">user</text:span><text:span text:style-name="T182_9"><text:s/></text:span><text:span text:style-name="T182_10">input</text:span></text:p>
      <text:p text:style-name="P183"><text:span text:style-name="T183_1"><text:s text:c="8"/></text:span><text:span text:style-name="T183_2">n</text:span><text:span text:style-name="T183_3">2<text:s/>=<text:s/></text:span><text:span text:style-name="T183_4">n</text:span><text:span text:style-name="T183_5">2/</text:span><text:span text:style-name="T183_6">n</text:span><text:span text:style-name="T183_7">1;<text:s/>//</text:span><text:span text:style-name="T183_8">sets</text:span><text:span text:style-name="T183_9"><text:s/></text:span><text:span text:style-name="T183_10">n</text:span><text:span text:style-name="T183_11">2<text:s/></text:span><text:span text:style-name="T183_12">to</text:span><text:span text:style-name="T183_13"><text:s/></text:span><text:span text:style-name="T183_14">n</text:span><text:span text:style-name="T183_15">2<text:s/></text:span><text:span text:style-name="T183_16">divided</text:span><text:span text:style-name="T183_17"><text:s/></text:span><text:span text:style-name="T183_18">by</text:span><text:span text:style-name="T183_19"><text:s/></text:span><text:span text:style-name="T183_20">n</text:span><text:span text:style-name="T183_21">1</text:span></text:p>
      <text:p text:style-name="P184"><text:span text:style-name="T184_1"><text:s text:c="4"/>}<text:s/></text:span><text:span text:style-name="T184_2">while</text:span><text:span text:style-name="T184_3"><text:s/>(</text:span><text:span text:style-name="T184_4">n</text:span><text:span text:style-name="T184_5">1<text:s/>!=<text:s/>1);<text:s/>//</text:span><text:span text:style-name="T184_6">while</text:span><text:span text:style-name="T184_7"><text:s/></text:span><text:span text:style-name="T184_8">n</text:span><text:span text:style-name="T184_9">1<text:s/>!=<text:s/>1</text:span></text:p>
      <text:p text:style-name="P185"/>
      <text:p text:style-name="P186"><text:span text:style-name="T186_1"><text:s text:c="4"/></text:span><text:span text:style-name="T186_2">cout</text:span><text:span text:style-name="T186_3"><text:s/>&lt;&lt;<text:s/>"</text:span><text:span text:style-name="T186_4">The</text:span><text:span text:style-name="T186_5"><text:s/></text:span><text:span text:style-name="T186_6">answer</text:span><text:span text:style-name="T186_7"><text:s/></text:span><text:span text:style-name="T186_8">is</text:span><text:span text:style-name="T186_9"><text:s/>"<text:s/>&lt;&lt;<text:s/></text:span><text:span text:style-name="T186_10">n</text:span><text:span text:style-name="T186_11">2<text:s/>&lt;&lt;<text:s/></text:span><text:span text:style-name="T186_12">endl</text:span><text:span text:style-name="T186_13"><text:s/>&lt;&lt;<text:s/></text:span><text:span text:style-name="T186_14">endl</text:span><text:span text:style-name="T186_15">;<text:s/>//</text:span><text:span text:style-name="T186_16">outputs</text:span><text:span text:style-name="T186_17"><text:s/></text:span><text:span text:style-name="T186_18">result</text:span></text:p>
      <text:p text:style-name="P187"/>
      <text:p text:style-name="P188"><text:span text:style-name="T188_1"><text:s text:c="4"/></text:span><text:span text:style-name="T188_2">cout</text:span><text:span text:style-name="T188_3"><text:s/>&lt;&lt;<text:s/>"</text:span><text:span text:style-name="T188_4">Divide</text:span><text:span text:style-name="T188_5"><text:s/></text:span><text:span text:style-name="T188_6">again</text:span><text:span text:style-name="T188_7">?<text:s/></text:span><text:span text:style-name="T188_8">Y</text:span><text:span text:style-name="T188_9">/</text:span><text:span text:style-name="T188_10">N</text:span><text:span text:style-name="T188_11">\</text:span><text:span text:style-name="T188_12">t</text:span><text:span text:style-name="T188_13">";<text:s/>//</text:span><text:span text:style-name="T188_14">prompt</text:span></text:p>
      <text:p text:style-name="P189"><text:span text:style-name="T189_1"><text:s text:c="4"/></text:span><text:span text:style-name="T189_2">cin</text:span><text:span text:style-name="T189_3"><text:s/>&gt;&gt;<text:s/></text:span><text:span text:style-name="T189_4">b</text:span><text:span text:style-name="T189_5">;<text:s/>//</text:span><text:span text:style-name="T189_6">takes</text:span><text:span text:style-name="T189_7"><text:s/></text:span><text:span text:style-name="T189_8">user</text:span><text:span text:style-name="T189_9"><text:s/></text:span><text:span text:style-name="T189_10">input</text:span></text:p>
      <text:p text:style-name="P190"><text:span text:style-name="T190_1"><text:s text:c="4"/></text:span><text:span text:style-name="T190_2">b</text:span><text:span text:style-name="T190_3"><text:s/>=<text:s/></text:span><text:span text:style-name="T190_4">toupper</text:span><text:span text:style-name="T190_5">(</text:span><text:span text:style-name="T190_6">b</text:span><text:span text:style-name="T190_7">);<text:s/>//</text:span><text:span text:style-name="T190_8">converts</text:span><text:span text:style-name="T190_9"><text:s/></text:span><text:span text:style-name="T190_10">user</text:span><text:span text:style-name="T190_11"><text:s/></text:span><text:span text:style-name="T190_12">input</text:span><text:span text:style-name="T190_13"><text:s/></text:span><text:span text:style-name="T190_14">to</text:span><text:span text:style-name="T190_15"><text:s/></text:span><text:span text:style-name="T190_16">uppercase</text:span></text:p>
      <text:p text:style-name="P191"><text:span text:style-name="T191_1"><text:s text:c="4"/></text:span><text:span text:style-name="T191_2">cout</text:span><text:span text:style-name="T191_3"><text:s/>&lt;&lt;<text:s/></text:span><text:span text:style-name="T191_4">endl</text:span><text:span text:style-name="T191_5">;<text:s/>//</text:span><text:span text:style-name="T191_6">outputs</text:span><text:span text:style-name="T191_7"><text:s/></text:span><text:span text:style-name="T191_8">endline</text:span><text:span text:style-name="T191_9"><text:s/></text:span><text:span text:style-name="T191_10">for</text:span><text:span text:style-name="T191_11"><text:s/></text:span><text:span text:style-name="T191_12">readability</text:span></text:p>
      <text:p text:style-name="P192"/>
      <text:p text:style-name="P193"><text:span text:style-name="T193_1"><text:s text:c="4"/>}</text:span><text:span text:style-name="T193_2">while</text:span><text:span text:style-name="T193_3"><text:s/>(</text:span><text:span text:style-name="T193_4">b</text:span><text:span text:style-name="T193_5"><text:s/>==<text:s/>'</text:span><text:span text:style-name="T193_6">Y</text:span><text:span text:style-name="T193_7">');<text:s/>//</text:span><text:span text:style-name="T193_8">while</text:span><text:span text:style-name="T193_9"><text:s/></text:span><text:span text:style-name="T193_10">b</text:span><text:span text:style-name="T193_11"><text:s/></text:span><text:span text:style-name="T193_12">is</text:span><text:span text:style-name="T193_13"><text:s/></text:span><text:span text:style-name="T193_14">equal</text:span><text:span text:style-name="T193_15"><text:s/></text:span><text:span text:style-name="T193_16">to</text:span><text:span text:style-name="T193_17"><text:s/></text:span><text:span text:style-name="T193_18">Y</text:span></text:p>
      <text:p text:style-name="P194"><text:span text:style-name="T194_1">}<text:s/>//</text:span><text:span text:style-name="T194_2">end</text:span><text:span text:style-name="T194_3"><text:s/></text:span><text:span text:style-name="T194_4">function</text:span></text:p>
      <text:p text:style-name="P195"/>
      <text:p text:style-name="P196"/>
      <text:p text:style-name="P19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